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7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006600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99"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4" table:default-cell-style-name="ce5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dministrative budget amount</text:p>
          </table:table-cell>
          <table:table-cell table:style-name="Default" office:value-type="float" office:value="800000" calcext:value-type="float">
            <text:p>80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Repairs and maintenance budget amount</text:p>
          </table:table-cell>
          <table:table-cell table:style-name="Default" office:value-type="float" office:value="170000" calcext:value-type="float">
            <text:p>17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Initial reserve fund amount</text:p>
          </table:table-cell>
          <table:table-cell table:style-name="Default" office:value-type="float" office:value="600000" calcext:value-type="float">
            <text:p>60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budget</text:p>
          </table:table-cell>
          <table:table-cell table:style-name="Default" office:value-type="float" office:value="907000" calcext:value-type="float">
            <text:p>907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IF([.$B$7]&gt;[.$B$6];&quot;Unrealistic&quot;; &quot;&quot;)">
            <text:p/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table:number-columns-repeated="4"/>
          <table:table-cell/>
          <table:table-cell table:formula="of:=[.B1]" office:value-type="float" office:value="2018" calcext:value-type="float">
            <text:p>2018</text:p>
          </table:table-cell>
          <table:table-cell table:formula="of:=[.G10]+1" office:value-type="float" office:value="2019" calcext:value-type="float">
            <text:p>2019</text:p>
          </table:table-cell>
          <table:table-cell table:formula="of:=[.H10]+1" office:value-type="float" office:value="2020" calcext:value-type="float">
            <text:p>2020</text:p>
          </table:table-cell>
          <table:table-cell table:formula="of:=[.I10]+1" office:value-type="float" office:value="2021" calcext:value-type="float">
            <text:p>2021</text:p>
          </table:table-cell>
          <table:table-cell table:formula="of:=[.J10]+1" office:value-type="float" office:value="2022" calcext:value-type="float">
            <text:p>2022</text:p>
          </table:table-cell>
          <table:table-cell table:formula="of:=[.K10]+1" office:value-type="float" office:value="2023" calcext:value-type="float">
            <text:p>2023</text:p>
          </table:table-cell>
          <table:table-cell table:formula="of:=[.L10]+1" office:value-type="float" office:value="2024" calcext:value-type="float">
            <text:p>2024</text:p>
          </table:table-cell>
          <table:table-cell table:formula="of:=[.M10]+1" office:value-type="float" office:value="2025" calcext:value-type="float">
            <text:p>2025</text:p>
          </table:table-cell>
          <table:table-cell table:formula="of:=[.N10]+1" office:value-type="float" office:value="2026" calcext:value-type="float">
            <text:p>2026</text:p>
          </table:table-cell>
          <table:table-cell table:formula="of:=[.O10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4]" office:value-type="float" office:value="600000" calcext:value-type="float">
            <text:p>600000</text:p>
          </table:table-cell>
          <table:table-cell table:formula="of:=[.G20]*(1+[.$B$7]/100)" office:value-type="float" office:value="620000" calcext:value-type="float">
            <text:p>620000</text:p>
          </table:table-cell>
          <table:table-cell table:formula="of:=[.H20]*(1+[.$B$7]/100)" office:value-type="float" office:value="849000" calcext:value-type="float">
            <text:p>849000</text:p>
          </table:table-cell>
          <table:table-cell table:formula="of:=[.I20]*(1+[.$B$7]/100)" office:value-type="float" office:value="914000" calcext:value-type="float">
            <text:p>914000</text:p>
          </table:table-cell>
          <table:table-cell table:formula="of:=[.J20]*(1+[.$B$7]/100)" office:value-type="float" office:value="378000" calcext:value-type="float">
            <text:p>378000</text:p>
          </table:table-cell>
          <table:table-cell table:formula="of:=[.K20]*(1+[.$B$7]/100)" office:value-type="float" office:value="668000" calcext:value-type="float">
            <text:p>668000</text:p>
          </table:table-cell>
          <table:table-cell table:formula="of:=[.L20]*(1+[.$B$7]/100)" office:value-type="float" office:value="393000" calcext:value-type="float">
            <text:p>393000</text:p>
          </table:table-cell>
          <table:table-cell table:formula="of:=[.M20]*(1+[.$B$7]/100)" office:value-type="float" office:value="633000" calcext:value-type="float">
            <text:p>633000</text:p>
          </table:table-cell>
          <table:table-cell table:formula="of:=[.N20]*(1+[.$B$7]/100)" office:value-type="float" office:value="843000" calcext:value-type="float">
            <text:p>843000</text:p>
          </table:table-cell>
          <table:table-cell table:formula="of:=[.O20]*(1+[.$B$7]/100)" office:value-type="float" office:value="1133000" calcext:value-type="float">
            <text:p>1133000</text:p>
          </table:table-cell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2]" office:value-type="float" office:value="800000" calcext:value-type="float">
            <text:p>800000</text:p>
          </table:table-cell>
          <table:table-cell table:formula="of:=[.G12]*(1+[.$B$6]/100)" office:value-type="float" office:value="800000" calcext:value-type="float">
            <text:p>800000</text:p>
          </table:table-cell>
          <table:table-cell table:formula="of:=[.H12]*(1+[.$B$6]/100)" office:value-type="float" office:value="800000" calcext:value-type="float">
            <text:p>800000</text:p>
          </table:table-cell>
          <table:table-cell table:formula="of:=[.I12]*(1+[.$B$6]/100)" office:value-type="float" office:value="800000" calcext:value-type="float">
            <text:p>800000</text:p>
          </table:table-cell>
          <table:table-cell table:formula="of:=[.J12]*(1+[.$B$6]/100)" office:value-type="float" office:value="800000" calcext:value-type="float">
            <text:p>800000</text:p>
          </table:table-cell>
          <table:table-cell table:formula="of:=[.K12]*(1+[.$B$6]/100)" office:value-type="float" office:value="800000" calcext:value-type="float">
            <text:p>800000</text:p>
          </table:table-cell>
          <table:table-cell table:formula="of:=[.L12]*(1+[.$B$6]/100)" office:value-type="float" office:value="800000" calcext:value-type="float">
            <text:p>800000</text:p>
          </table:table-cell>
          <table:table-cell table:formula="of:=[.M12]*(1+[.$B$6]/100)" office:value-type="float" office:value="800000" calcext:value-type="float">
            <text:p>800000</text:p>
          </table:table-cell>
          <table:table-cell table:formula="of:=[.N12]*(1+[.$B$6]/100)" office:value-type="float" office:value="800000" calcext:value-type="float">
            <text:p>800000</text:p>
          </table:table-cell>
          <table:table-cell table:formula="of:=[.O12]*(1+[.$B$6]/100)" office:value-type="float" office:value="800000" calcext:value-type="float">
            <text:p>800000</text:p>
          </table:table-cell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3]" office:value-type="float" office:value="170000" calcext:value-type="float">
            <text:p>170000</text:p>
          </table:table-cell>
          <table:table-cell table:formula="of:=[.G13]*(1+[.$B$6]/100)" office:value-type="float" office:value="170000" calcext:value-type="float">
            <text:p>170000</text:p>
          </table:table-cell>
          <table:table-cell table:formula="of:=[.H13]*(1+[.$B$6]/100)" office:value-type="float" office:value="170000" calcext:value-type="float">
            <text:p>170000</text:p>
          </table:table-cell>
          <table:table-cell table:formula="of:=[.I13]*(1+[.$B$6]/100)" office:value-type="float" office:value="170000" calcext:value-type="float">
            <text:p>170000</text:p>
          </table:table-cell>
          <table:table-cell table:formula="of:=[.J13]*(1+[.$B$6]/100)" office:value-type="float" office:value="170000" calcext:value-type="float">
            <text:p>170000</text:p>
          </table:table-cell>
          <table:table-cell table:formula="of:=[.K13]*(1+[.$B$6]/100)" office:value-type="float" office:value="170000" calcext:value-type="float">
            <text:p>170000</text:p>
          </table:table-cell>
          <table:table-cell table:formula="of:=[.L13]*(1+[.$B$6]/100)" office:value-type="float" office:value="170000" calcext:value-type="float">
            <text:p>170000</text:p>
          </table:table-cell>
          <table:table-cell table:formula="of:=[.M13]*(1+[.$B$6]/100)" office:value-type="float" office:value="170000" calcext:value-type="float">
            <text:p>170000</text:p>
          </table:table-cell>
          <table:table-cell table:formula="of:=[.N13]*(1+[.$B$6]/100)" office:value-type="float" office:value="170000" calcext:value-type="float">
            <text:p>170000</text:p>
          </table:table-cell>
          <table:table-cell table:formula="of:=[.O13]*(1+[.$B$6]/100)" office:value-type="float" office:value="170000" calcext:value-type="float">
            <text:p>170000</text:p>
          </table:table-cell>
        </table:table-row>
        <table:table-row table:style-name="ro1">
          <table:table-cell table:style-name="ce1" office:value-type="string" calcext:value-type="string">
            <text:p>Additional percentage for management</text:p>
          </table:table-cell>
          <table:table-cell table:style-name="Default" table:number-columns-repeated="4"/>
          <table:table-cell/>
          <table:table-cell office:value-type="float" office:value="38" calcext:value-type="float">
            <text:p>38</text:p>
          </table:table-cell>
          <table:table-cell table:formula="of:=[.G14]" office:value-type="float" office:value="38" calcext:value-type="float">
            <text:p>38</text:p>
          </table:table-cell>
          <table:table-cell table:formula="of:=[.H14]" office:value-type="float" office:value="38" calcext:value-type="float">
            <text:p>38</text:p>
          </table:table-cell>
          <table:table-cell table:formula="of:=[.I14]" office:value-type="float" office:value="38" calcext:value-type="float">
            <text:p>38</text:p>
          </table:table-cell>
          <table:table-cell table:formula="of:=[.J14]" office:value-type="float" office:value="38" calcext:value-type="float">
            <text:p>38</text:p>
          </table:table-cell>
          <table:table-cell table:formula="of:=[.K14]" office:value-type="float" office:value="38" calcext:value-type="float">
            <text:p>38</text:p>
          </table:table-cell>
          <table:table-cell table:formula="of:=[.L14]" office:value-type="float" office:value="38" calcext:value-type="float">
            <text:p>38</text:p>
          </table:table-cell>
          <table:table-cell table:formula="of:=[.M14]" office:value-type="float" office:value="38" calcext:value-type="float">
            <text:p>38</text:p>
          </table:table-cell>
          <table:table-cell table:formula="of:=[.N14]" office:value-type="float" office:value="38" calcext:value-type="float">
            <text:p>38</text:p>
          </table:table-cell>
          <table:table-cell table:formula="of:=[.O14]" office:value-type="float" office:value="38" calcext:value-type="float">
            <text:p>38</text:p>
          </table:table-cell>
        </table:table-row>
        <table:table-row table:style-name="ro1">
          <table:table-cell table:style-name="Default" office:value-type="string" calcext:value-type="string">
            <text:p>Management budget</text:p>
          </table:table-cell>
          <table:table-cell table:style-name="Default" table:number-columns-repeated="4"/>
          <table:table-cell/>
          <table:table-cell table:formula="of:=[.G12]*[.G14]/100" office:value-type="float" office:value="304000" calcext:value-type="float">
            <text:p>304000</text:p>
          </table:table-cell>
          <table:table-cell table:formula="of:=[.H12]*[.H14]/100" office:value-type="float" office:value="304000" calcext:value-type="float">
            <text:p>304000</text:p>
          </table:table-cell>
          <table:table-cell table:formula="of:=[.I12]*[.I14]/100" office:value-type="float" office:value="304000" calcext:value-type="float">
            <text:p>304000</text:p>
          </table:table-cell>
          <table:table-cell table:formula="of:=[.J12]*[.J14]/100" office:value-type="float" office:value="304000" calcext:value-type="float">
            <text:p>304000</text:p>
          </table:table-cell>
          <table:table-cell table:formula="of:=[.K12]*[.K14]/100" office:value-type="float" office:value="304000" calcext:value-type="float">
            <text:p>304000</text:p>
          </table:table-cell>
          <table:table-cell table:formula="of:=[.L12]*[.L14]/100" office:value-type="float" office:value="304000" calcext:value-type="float">
            <text:p>304000</text:p>
          </table:table-cell>
          <table:table-cell table:formula="of:=[.M12]*[.M14]/100" office:value-type="float" office:value="304000" calcext:value-type="float">
            <text:p>304000</text:p>
          </table:table-cell>
          <table:table-cell table:formula="of:=[.N12]*[.N14]/100" office:value-type="float" office:value="304000" calcext:value-type="float">
            <text:p>304000</text:p>
          </table:table-cell>
          <table:table-cell table:formula="of:=[.O12]*[.O14]/100" office:value-type="float" office:value="304000" calcext:value-type="float">
            <text:p>304000</text:p>
          </table:table-cell>
          <table:table-cell table:formula="of:=[.P12]*[.P14]/100" office:value-type="float" office:value="304000" calcext:value-type="float">
            <text:p>304000</text:p>
          </table:table-cell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7" table:formula="of:=IF([.G11]&gt;=[.G12]; &quot;&quot;; IF([.G11]&gt;=[.G12]/4; IF([.G15]&gt;=[.G13]; &quot;&quot;; &quot;NOT OK1&quot;); IF([.G15] &gt;= [.G12]*0.15; &quot;&quot;; &quot;NOT OK2&quot;)))">
            <text:p/>
          </table:table-cell>
          <table:table-cell table:style-name="ce7" table:formula="of:=IF([.H11]&gt;=[.H12]; &quot;&quot;; IF([.H11]&gt;=[.H12]/4; IF([.H15]&gt;=[.H13]; &quot;&quot;; &quot;NOT OK1&quot;); IF([.H15] &gt;= [.H12]*0.15; &quot;&quot;; &quot;NOT OK2&quot;)))">
            <text:p/>
          </table:table-cell>
          <table:table-cell table:style-name="ce7" table:formula="of:=IF([.I11]&gt;=[.I12]; &quot;&quot;; IF([.I11]&gt;=[.I12]/4; IF([.I15]&gt;=[.I13]; &quot;&quot;; &quot;NOT OK1&quot;); IF([.I15] &gt;= [.I12]*0.15; &quot;&quot;; &quot;NOT OK2&quot;)))">
            <text:p/>
          </table:table-cell>
          <table:table-cell table:style-name="ce7" table:formula="of:=IF([.J11]&gt;=[.J12]; &quot;&quot;; IF([.J11]&gt;=[.J12]/4; IF([.J15]&gt;=[.J13]; &quot;&quot;; &quot;NOT OK1&quot;); IF([.J15] &gt;= [.J12]*0.15; &quot;&quot;; &quot;NOT OK2&quot;)))">
            <text:p/>
          </table:table-cell>
          <table:table-cell table:style-name="ce7" table:formula="of:=IF([.K11]&gt;=[.K12]; &quot;&quot;; IF([.K11]&gt;=[.K12]/4; IF([.K15]&gt;=[.K13]; &quot;&quot;; &quot;NOT OK1&quot;); IF([.K15] &gt;= [.K12]*0.15; &quot;&quot;; &quot;NOT OK2&quot;)))">
            <text:p/>
          </table:table-cell>
          <table:table-cell table:style-name="ce7" table:formula="of:=IF([.L11]&gt;=[.L12]; &quot;&quot;; IF([.L11]&gt;=[.L12]/4; IF([.L15]&gt;=[.L13]; &quot;&quot;; &quot;NOT OK1&quot;); IF([.L15] &gt;= [.L12]*0.15; &quot;&quot;; &quot;NOT OK2&quot;)))">
            <text:p/>
          </table:table-cell>
          <table:table-cell table:style-name="ce7" table:formula="of:=IF([.M11]&gt;=[.M12]; &quot;&quot;; IF([.M11]&gt;=[.M12]/4; IF([.M15]&gt;=[.M13]; &quot;&quot;; &quot;NOT OK1&quot;); IF([.M15] &gt;= [.M12]*0.15; &quot;&quot;; &quot;NOT OK2&quot;)))">
            <text:p/>
          </table:table-cell>
          <table:table-cell table:style-name="ce7" table:formula="of:=IF([.N11]&gt;=[.N12]; &quot;&quot;; IF([.N11]&gt;=[.N12]/4; IF([.N15]&gt;=[.N13]; &quot;&quot;; &quot;NOT OK1&quot;); IF([.N15] &gt;= [.N12]*0.15; &quot;&quot;; &quot;NOT OK2&quot;)))">
            <text:p/>
          </table:table-cell>
          <table:table-cell table:style-name="ce7" table:formula="of:=IF([.O11]&gt;=[.O12]; &quot;&quot;; IF([.O11]&gt;=[.O12]/4; IF([.O15]&gt;=[.O13]; &quot;&quot;; &quot;NOT OK1&quot;); IF([.O15] &gt;= [.O12]*0.15; &quot;&quot;; &quot;NOT OK2&quot;)))">
            <text:p/>
          </table:table-cell>
          <table:table-cell table:style-name="ce7" table:formula="of:=IF([.P11]&gt;=[.P12]; &quot;&quot;; IF([.P11]&gt;=[.P12]/4; IF([.P15]&gt;=[.P13]; &quot;&quot;; &quot;NOT OK1&quot;); IF([.P15] &gt;= [.P12]*0.15; &quot;&quot;; &quot;NOT OK2&quot;)))">
            <text:p/>
          </table:table-cell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G12]+[.G15]" office:value-type="float" office:value="1104000" calcext:value-type="float">
            <text:p>1104000</text:p>
          </table:table-cell>
          <table:table-cell table:formula="of:=[.H12]+[.H15]" office:value-type="float" office:value="1104000" calcext:value-type="float">
            <text:p>1104000</text:p>
          </table:table-cell>
          <table:table-cell table:formula="of:=[.I12]+[.I15]" office:value-type="float" office:value="1104000" calcext:value-type="float">
            <text:p>1104000</text:p>
          </table:table-cell>
          <table:table-cell table:formula="of:=[.J12]+[.J15]" office:value-type="float" office:value="1104000" calcext:value-type="float">
            <text:p>1104000</text:p>
          </table:table-cell>
          <table:table-cell table:formula="of:=[.K12]+[.K15]" office:value-type="float" office:value="1104000" calcext:value-type="float">
            <text:p>1104000</text:p>
          </table:table-cell>
          <table:table-cell table:formula="of:=[.L12]+[.L15]" office:value-type="float" office:value="1104000" calcext:value-type="float">
            <text:p>1104000</text:p>
          </table:table-cell>
          <table:table-cell table:formula="of:=[.M12]+[.M15]" office:value-type="float" office:value="1104000" calcext:value-type="float">
            <text:p>1104000</text:p>
          </table:table-cell>
          <table:table-cell table:formula="of:=[.N12]+[.N15]" office:value-type="float" office:value="1104000" calcext:value-type="float">
            <text:p>1104000</text:p>
          </table:table-cell>
          <table:table-cell table:formula="of:=[.O12]+[.O15]" office:value-type="float" office:value="1104000" calcext:value-type="float">
            <text:p>1104000</text:p>
          </table:table-cell>
          <table:table-cell table:formula="of:=[.P12]+[.P15]" office:value-type="float" office:value="1104000" calcext:value-type="float">
            <text:p>1104000</text:p>
          </table:table-cell>
        </table:table-row>
        <table:table-row table:style-name="ro1">
          <table:table-cell table:style-name="Default" office:value-type="string" calcext:value-type="string">
            <text:p>Budget change</text:p>
          </table:table-cell>
          <table:table-cell table:style-name="Default" table:number-columns-repeated="4"/>
          <table:table-cell/>
          <table:table-cell table:formula="of:=([.G17]/[.$B$5]-1)*100" office:value-type="float" office:value="21.7199558985667" calcext:value-type="float">
            <text:p>21.7199558986</text:p>
          </table:table-cell>
          <table:table-cell table:formula="of:=100*([.H17]/[.G17]-1)" office:value-type="float" office:value="0" calcext:value-type="float">
            <text:p>0</text:p>
          </table:table-cell>
          <table:table-cell table:formula="of:=100*([.I17]/[.H17]-1)" office:value-type="float" office:value="0" calcext:value-type="float">
            <text:p>0</text:p>
          </table:table-cell>
          <table:table-cell table:formula="of:=100*([.J17]/[.I17]-1)" office:value-type="float" office:value="0" calcext:value-type="float">
            <text:p>0</text:p>
          </table:table-cell>
          <table:table-cell table:formula="of:=100*([.K17]/[.J17]-1)" office:value-type="float" office:value="0" calcext:value-type="float">
            <text:p>0</text:p>
          </table:table-cell>
          <table:table-cell table:formula="of:=100*([.L17]/[.K17]-1)" office:value-type="float" office:value="0" calcext:value-type="float">
            <text:p>0</text:p>
          </table:table-cell>
          <table:table-cell table:formula="of:=100*([.M17]/[.L17]-1)" office:value-type="float" office:value="0" calcext:value-type="float">
            <text:p>0</text:p>
          </table:table-cell>
          <table:table-cell table:formula="of:=100*([.N17]/[.M17]-1)" office:value-type="float" office:value="0" calcext:value-type="float">
            <text:p>0</text:p>
          </table:table-cell>
          <table:table-cell table:formula="of:=100*([.O17]/[.N17]-1)" office:value-type="float" office:value="0" calcext:value-type="float">
            <text:p>0</text:p>
          </table:table-cell>
          <table:table-cell table:formula="of:=100*([.P17]/[.O17]-1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Management spend</text:p>
          </table:table-cell>
          <table:table-cell table:style-name="Default" table:number-columns-repeated="4"/>
          <table:table-cell/>
          <table:table-cell table:formula="of:=[.G26]" office:value-type="float" office:value="284000" calcext:value-type="float">
            <text:p>284000</text:p>
          </table:table-cell>
          <table:table-cell table:formula="of:=[.H26]" office:value-type="float" office:value="75000" calcext:value-type="float">
            <text:p>75000</text:p>
          </table:table-cell>
          <table:table-cell table:formula="of:=[.I26]" office:value-type="float" office:value="239000" calcext:value-type="float">
            <text:p>239000</text:p>
          </table:table-cell>
          <table:table-cell table:formula="of:=[.J26]" office:value-type="float" office:value="840000" calcext:value-type="float">
            <text:p>840000</text:p>
          </table:table-cell>
          <table:table-cell table:formula="of:=[.K26]" office:value-type="float" office:value="14000" calcext:value-type="float">
            <text:p>14000</text:p>
          </table:table-cell>
          <table:table-cell table:formula="of:=[.L26]" office:value-type="float" office:value="579000" calcext:value-type="float">
            <text:p>579000</text:p>
          </table:table-cell>
          <table:table-cell table:formula="of:=[.M26]" office:value-type="float" office:value="64000" calcext:value-type="float">
            <text:p>64000</text:p>
          </table:table-cell>
          <table:table-cell table:formula="of:=[.N26]" office:value-type="float" office:value="94000" calcext:value-type="float">
            <text:p>94000</text:p>
          </table:table-cell>
          <table:table-cell table:formula="of:=[.O26]" office:value-type="float" office:value="14000" calcext:value-type="float">
            <text:p>14000</text:p>
          </table:table-cell>
          <table:table-cell table:formula="of:=[.P26]" office:value-type="float" office:value="239000" calcext:value-type="float">
            <text:p>239000</text:p>
          </table:table-cell>
        </table:table-row>
        <table:table-row table:style-name="ro1">
          <table:table-cell table:style-name="Default" office:value-type="string" calcext:value-type="string">
            <text:p>Final reserve</text:p>
          </table:table-cell>
          <table:table-cell table:style-name="Default" table:number-columns-repeated="4"/>
          <table:table-cell/>
          <table:table-cell table:formula="of:=[.G11]+[.G15]-[.G19]" office:value-type="float" office:value="620000" calcext:value-type="float">
            <text:p>620000</text:p>
          </table:table-cell>
          <table:table-cell table:formula="of:=[.H11]+[.H15]-[.H19]" office:value-type="float" office:value="849000" calcext:value-type="float">
            <text:p>849000</text:p>
          </table:table-cell>
          <table:table-cell table:formula="of:=[.I11]+[.I15]-[.I19]" office:value-type="float" office:value="914000" calcext:value-type="float">
            <text:p>914000</text:p>
          </table:table-cell>
          <table:table-cell table:formula="of:=[.J11]+[.J15]-[.J19]" office:value-type="float" office:value="378000" calcext:value-type="float">
            <text:p>378000</text:p>
          </table:table-cell>
          <table:table-cell table:formula="of:=[.K11]+[.K15]-[.K19]" office:value-type="float" office:value="668000" calcext:value-type="float">
            <text:p>668000</text:p>
          </table:table-cell>
          <table:table-cell table:formula="of:=[.L11]+[.L15]-[.L19]" office:value-type="float" office:value="393000" calcext:value-type="float">
            <text:p>393000</text:p>
          </table:table-cell>
          <table:table-cell table:formula="of:=[.M11]+[.M15]-[.M19]" office:value-type="float" office:value="633000" calcext:value-type="float">
            <text:p>633000</text:p>
          </table:table-cell>
          <table:table-cell table:formula="of:=[.N11]+[.N15]-[.N19]" office:value-type="float" office:value="843000" calcext:value-type="float">
            <text:p>843000</text:p>
          </table:table-cell>
          <table:table-cell table:formula="of:=[.O11]+[.O15]-[.O19]" office:value-type="float" office:value="1133000" calcext:value-type="float">
            <text:p>1133000</text:p>
          </table:table-cell>
          <table:table-cell table:formula="of:=[.P11]+[.P15]-[.P19]" office:value-type="float" office:value="1198000" calcext:value-type="float">
            <text:p>1198000</text:p>
          </table:table-cell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8" table:formula="of:=IF([.G20]&gt;=[.G12]/4;&quot;&quot;;&quot;NOT OK&quot;)">
            <text:p/>
          </table:table-cell>
          <table:table-cell table:style-name="ce8" table:formula="of:=IF([.H20]&gt;=[.H12]/4;&quot;&quot;;&quot;NOT OK&quot;)">
            <text:p/>
          </table:table-cell>
          <table:table-cell table:style-name="ce8" table:formula="of:=IF([.I20]&gt;=[.I12]/4;&quot;&quot;;&quot;NOT OK&quot;)">
            <text:p/>
          </table:table-cell>
          <table:table-cell table:style-name="ce8" table:formula="of:=IF([.J20]&gt;=[.J12]/4;&quot;&quot;;&quot;NOT OK&quot;)">
            <text:p/>
          </table:table-cell>
          <table:table-cell table:style-name="ce8" table:formula="of:=IF([.K20]&gt;=[.K12]/4;&quot;&quot;;&quot;NOT OK&quot;)">
            <text:p/>
          </table:table-cell>
          <table:table-cell table:style-name="ce8" table:formula="of:=IF([.L20]&gt;=[.L12]/4;&quot;&quot;;&quot;NOT OK&quot;)">
            <text:p/>
          </table:table-cell>
          <table:table-cell table:style-name="ce8" table:formula="of:=IF([.M20]&gt;=[.M12]/4;&quot;&quot;;&quot;NOT OK&quot;)">
            <text:p/>
          </table:table-cell>
          <table:table-cell table:style-name="ce8" table:formula="of:=IF([.N20]&gt;=[.N12]/4;&quot;&quot;;&quot;NOT OK&quot;)">
            <text:p/>
          </table:table-cell>
          <table:table-cell table:style-name="ce8" table:formula="of:=IF([.O20]&gt;=[.O12]/4;&quot;&quot;;&quot;NOT OK&quot;)">
            <text:p/>
          </table:table-cell>
          <table:table-cell table:style-name="ce8" table:formula="of:=IF([.P20]&gt;=[.P12]/4;&quot;&quot;;&quot;NOT OK&quot;)">
            <text:p/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4]+1" office:value-type="float" office:value="2019" calcext:value-type="float">
            <text:p>2019</text:p>
          </table:table-cell>
          <table:table-cell table:formula="of:=[.H24]+1" office:value-type="float" office:value="2020" calcext:value-type="float">
            <text:p>2020</text:p>
          </table:table-cell>
          <table:table-cell table:formula="of:=[.I24]+1" office:value-type="float" office:value="2021" calcext:value-type="float">
            <text:p>2021</text:p>
          </table:table-cell>
          <table:table-cell table:formula="of:=[.J24]+1" office:value-type="float" office:value="2022" calcext:value-type="float">
            <text:p>2022</text:p>
          </table:table-cell>
          <table:table-cell table:formula="of:=[.K24]+1" office:value-type="float" office:value="2023" calcext:value-type="float">
            <text:p>2023</text:p>
          </table:table-cell>
          <table:table-cell table:formula="of:=[.L24]+1" office:value-type="float" office:value="2024" calcext:value-type="float">
            <text:p>2024</text:p>
          </table:table-cell>
          <table:table-cell table:formula="of:=[.M24]+1" office:value-type="float" office:value="2025" calcext:value-type="float">
            <text:p>2025</text:p>
          </table:table-cell>
          <table:table-cell table:formula="of:=[.N24]+1" office:value-type="float" office:value="2026" calcext:value-type="float">
            <text:p>2026</text:p>
          </table:table-cell>
          <table:table-cell table:formula="of:=[.O24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1:.G102])" office:value-type="float" office:value="284000" calcext:value-type="float">
            <text:p>284000</text:p>
          </table:table-cell>
          <table:table-cell table:formula="of:=SUM([.H31:.H102])" office:value-type="float" office:value="75000" calcext:value-type="float">
            <text:p>75000</text:p>
          </table:table-cell>
          <table:table-cell table:formula="of:=SUM([.I31:.I102])" office:value-type="float" office:value="239000" calcext:value-type="float">
            <text:p>239000</text:p>
          </table:table-cell>
          <table:table-cell table:formula="of:=SUM([.J31:.J102])" office:value-type="float" office:value="840000" calcext:value-type="float">
            <text:p>840000</text:p>
          </table:table-cell>
          <table:table-cell table:formula="of:=SUM([.K31:.K102])" office:value-type="float" office:value="14000" calcext:value-type="float">
            <text:p>14000</text:p>
          </table:table-cell>
          <table:table-cell table:formula="of:=SUM([.L31:.L102])" office:value-type="float" office:value="579000" calcext:value-type="float">
            <text:p>579000</text:p>
          </table:table-cell>
          <table:table-cell table:formula="of:=SUM([.M31:.M102])" office:value-type="float" office:value="64000" calcext:value-type="float">
            <text:p>64000</text:p>
          </table:table-cell>
          <table:table-cell table:formula="of:=SUM([.N31:.N102])" office:value-type="float" office:value="94000" calcext:value-type="float">
            <text:p>94000</text:p>
          </table:table-cell>
          <table:table-cell table:formula="of:=SUM([.O31:.O102])" office:value-type="float" office:value="14000" calcext:value-type="float">
            <text:p>14000</text:p>
          </table:table-cell>
          <table:table-cell table:formula="of:=SUM([.P31:.P102])" office:value-type="float" office:value="239000" calcext:value-type="float">
            <text:p>239000</text:p>
          </table:table-cell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5]*(1+[.$B$6]/100)^([.G$10]-[.$B$1])" office:value-type="float" office:value="284000" calcext:value-type="float">
            <text:p>284000</text:p>
          </table:table-cell>
          <table:table-cell table:formula="of:=[.H25]*(1+[.$B$6]/100)^([.H$10]-[.$B$1])" office:value-type="float" office:value="75000" calcext:value-type="float">
            <text:p>75000</text:p>
          </table:table-cell>
          <table:table-cell table:formula="of:=[.I25]*(1+[.$B$6]/100)^([.I$10]-[.$B$1])" office:value-type="float" office:value="239000" calcext:value-type="float">
            <text:p>239000</text:p>
          </table:table-cell>
          <table:table-cell table:formula="of:=[.J25]*(1+[.$B$6]/100)^([.J$10]-[.$B$1])" office:value-type="float" office:value="840000" calcext:value-type="float">
            <text:p>840000</text:p>
          </table:table-cell>
          <table:table-cell table:formula="of:=[.K25]*(1+[.$B$6]/100)^([.K$10]-[.$B$1])" office:value-type="float" office:value="14000" calcext:value-type="float">
            <text:p>14000</text:p>
          </table:table-cell>
          <table:table-cell table:formula="of:=[.L25]*(1+[.$B$6]/100)^([.L$10]-[.$B$1])" office:value-type="float" office:value="579000" calcext:value-type="float">
            <text:p>579000</text:p>
          </table:table-cell>
          <table:table-cell table:formula="of:=[.M25]*(1+[.$B$6]/100)^([.M$10]-[.$B$1])" office:value-type="float" office:value="64000" calcext:value-type="float">
            <text:p>64000</text:p>
          </table:table-cell>
          <table:table-cell table:formula="of:=[.N25]*(1+[.$B$6]/100)^([.N$10]-[.$B$1])" office:value-type="float" office:value="94000" calcext:value-type="float">
            <text:p>94000</text:p>
          </table:table-cell>
          <table:table-cell table:formula="of:=[.O25]*(1+[.$B$6]/100)^([.O$10]-[.$B$1])" office:value-type="float" office:value="14000" calcext:value-type="float">
            <text:p>14000</text:p>
          </table:table-cell>
          <table:table-cell table:formula="of:=[.P25]*(1+[.$B$6]/100)^([.P$10]-[.$B$1])" office:value-type="float" office:value="239000" calcext:value-type="float">
            <text:p>239000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Start Year</text:p>
          </table:table-cell>
          <table:table-cell table:style-name="Default" office:value-type="string" calcext:value-type="string">
            <text:p>End Year</text:p>
          </table:table-cell>
          <table:table-cell table:style-name="Default" office:value-type="string" calcext:value-type="string">
            <text:p>Step</text:p>
          </table:table-cell>
          <table:table-cell table:style-name="Default" office:value-type="string" calcext:value-type="string">
            <text:p>Annual amount (rea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0]&lt;[.$B31];[.G$10]&gt;[.$C31]);0;IF(MOD([.G$10]-[.$B31]; [.$D31]) = 0; [.$E31]; 0))" office:value-type="float" office:value="270000" calcext:value-type="float">
            <text:p>270000</text:p>
          </table:table-cell>
          <table:table-cell table:formula="of:=IF(OR([.H$10]&lt;[.$B31];[.H$10]&gt;[.$C31]);0;IF(MOD([.H$10]-[.$B31]; [.$D31]) = 0; [.$E31]; 0))" office:value-type="float" office:value="0" calcext:value-type="float">
            <text:p>0</text:p>
          </table:table-cell>
          <table:table-cell table:formula="of:=IF(OR([.I$10]&lt;[.$B31];[.I$10]&gt;[.$C31]);0;IF(MOD([.I$10]-[.$B31]; [.$D31]) = 0; [.$E31]; 0))" office:value-type="float" office:value="0" calcext:value-type="float">
            <text:p>0</text:p>
          </table:table-cell>
          <table:table-cell table:formula="of:=IF(OR([.J$10]&lt;[.$B31];[.J$10]&gt;[.$C31]);0;IF(MOD([.J$10]-[.$B31]; [.$D31]) = 0; [.$E31]; 0))" office:value-type="float" office:value="0" calcext:value-type="float">
            <text:p>0</text:p>
          </table:table-cell>
          <table:table-cell table:formula="of:=IF(OR([.K$10]&lt;[.$B31];[.K$10]&gt;[.$C31]);0;IF(MOD([.K$10]-[.$B31]; [.$D31]) = 0; [.$E31]; 0))" office:value-type="float" office:value="0" calcext:value-type="float">
            <text:p>0</text:p>
          </table:table-cell>
          <table:table-cell table:formula="of:=IF(OR([.L$10]&lt;[.$B31];[.L$10]&gt;[.$C31]);0;IF(MOD([.L$10]-[.$B31]; [.$D31]) = 0; [.$E31]; 0))" office:value-type="float" office:value="0" calcext:value-type="float">
            <text:p>0</text:p>
          </table:table-cell>
          <table:table-cell table:formula="of:=IF(OR([.M$10]&lt;[.$B31];[.M$10]&gt;[.$C31]);0;IF(MOD([.M$10]-[.$B31]; [.$D31]) = 0; [.$E31]; 0))" office:value-type="float" office:value="0" calcext:value-type="float">
            <text:p>0</text:p>
          </table:table-cell>
          <table:table-cell table:formula="of:=IF(OR([.N$10]&lt;[.$B31];[.N$10]&gt;[.$C31]);0;IF(MOD([.N$10]-[.$B31]; [.$D31]) = 0; [.$E31]; 0))" office:value-type="float" office:value="0" calcext:value-type="float">
            <text:p>0</text:p>
          </table:table-cell>
          <table:table-cell table:formula="of:=IF(OR([.O$10]&lt;[.$B31];[.O$10]&gt;[.$C31]);0;IF(MOD([.O$10]-[.$B31]; [.$D31]) = 0; [.$E31]; 0))" office:value-type="float" office:value="0" calcext:value-type="float">
            <text:p>0</text:p>
          </table:table-cell>
          <table:table-cell table:formula="of:=IF(OR([.P$10]&lt;[.$B31];[.P$10]&gt;[.$C31]);0;IF(MOD([.P$10]-[.$B31]; [.$D31]) = 0; [.$E3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0]&lt;[.$B32];[.G$10]&gt;[.$C32]);0;IF(MOD([.G$10]-[.$B32]; [.$D32]) = 0; [.$E32]; 0))" office:value-type="float" office:value="0" calcext:value-type="float">
            <text:p>0</text:p>
          </table:table-cell>
          <table:table-cell table:formula="of:=IF(OR([.H$10]&lt;[.$B32];[.H$10]&gt;[.$C32]);0;IF(MOD([.H$10]-[.$B32]; [.$D32]) = 0; [.$E32]; 0))" office:value-type="float" office:value="0" calcext:value-type="float">
            <text:p>0</text:p>
          </table:table-cell>
          <table:table-cell table:formula="of:=IF(OR([.I$10]&lt;[.$B32];[.I$10]&gt;[.$C32]);0;IF(MOD([.I$10]-[.$B32]; [.$D32]) = 0; [.$E32]; 0))" office:value-type="float" office:value="0" calcext:value-type="float">
            <text:p>0</text:p>
          </table:table-cell>
          <table:table-cell table:formula="of:=IF(OR([.J$10]&lt;[.$B32];[.J$10]&gt;[.$C32]);0;IF(MOD([.J$10]-[.$B32]; [.$D32]) = 0; [.$E32]; 0))" office:value-type="float" office:value="670000" calcext:value-type="float">
            <text:p>670000</text:p>
          </table:table-cell>
          <table:table-cell table:formula="of:=IF(OR([.K$10]&lt;[.$B32];[.K$10]&gt;[.$C32]);0;IF(MOD([.K$10]-[.$B32]; [.$D32]) = 0; [.$E32]; 0))" office:value-type="float" office:value="0" calcext:value-type="float">
            <text:p>0</text:p>
          </table:table-cell>
          <table:table-cell table:formula="of:=IF(OR([.L$10]&lt;[.$B32];[.L$10]&gt;[.$C32]);0;IF(MOD([.L$10]-[.$B32]; [.$D32]) = 0; [.$E32]; 0))" office:value-type="float" office:value="0" calcext:value-type="float">
            <text:p>0</text:p>
          </table:table-cell>
          <table:table-cell table:formula="of:=IF(OR([.M$10]&lt;[.$B32];[.M$10]&gt;[.$C32]);0;IF(MOD([.M$10]-[.$B32]; [.$D32]) = 0; [.$E32]; 0))" office:value-type="float" office:value="0" calcext:value-type="float">
            <text:p>0</text:p>
          </table:table-cell>
          <table:table-cell table:formula="of:=IF(OR([.N$10]&lt;[.$B32];[.N$10]&gt;[.$C32]);0;IF(MOD([.N$10]-[.$B32]; [.$D32]) = 0; [.$E32]; 0))" office:value-type="float" office:value="0" calcext:value-type="float">
            <text:p>0</text:p>
          </table:table-cell>
          <table:table-cell table:formula="of:=IF(OR([.O$10]&lt;[.$B32];[.O$10]&gt;[.$C32]);0;IF(MOD([.O$10]-[.$B32]; [.$D32]) = 0; [.$E32]; 0))" office:value-type="float" office:value="0" calcext:value-type="float">
            <text:p>0</text:p>
          </table:table-cell>
          <table:table-cell table:formula="of:=IF(OR([.P$10]&lt;[.$B32];[.P$10]&gt;[.$C32]);0;IF(MOD([.P$10]-[.$B32]; [.$D32]) = 0; [.$E3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0]&lt;[.$B33];[.G$10]&gt;[.$C33]);0;IF(MOD([.G$10]-[.$B33]; [.$D33]) = 0; [.$E33]; 0))" office:value-type="float" office:value="0" calcext:value-type="float">
            <text:p>0</text:p>
          </table:table-cell>
          <table:table-cell table:formula="of:=IF(OR([.H$10]&lt;[.$B33];[.H$10]&gt;[.$C33]);0;IF(MOD([.H$10]-[.$B33]; [.$D33]) = 0; [.$E33]; 0))" office:value-type="float" office:value="0" calcext:value-type="float">
            <text:p>0</text:p>
          </table:table-cell>
          <table:table-cell table:formula="of:=IF(OR([.I$10]&lt;[.$B33];[.I$10]&gt;[.$C33]);0;IF(MOD([.I$10]-[.$B33]; [.$D33]) = 0; [.$E33]; 0))" office:value-type="float" office:value="0" calcext:value-type="float">
            <text:p>0</text:p>
          </table:table-cell>
          <table:table-cell table:formula="of:=IF(OR([.J$10]&lt;[.$B33];[.J$10]&gt;[.$C33]);0;IF(MOD([.J$10]-[.$B33]; [.$D33]) = 0; [.$E33]; 0))" office:value-type="float" office:value="0" calcext:value-type="float">
            <text:p>0</text:p>
          </table:table-cell>
          <table:table-cell table:formula="of:=IF(OR([.K$10]&lt;[.$B33];[.K$10]&gt;[.$C33]);0;IF(MOD([.K$10]-[.$B33]; [.$D33]) = 0; [.$E33]; 0))" office:value-type="float" office:value="0" calcext:value-type="float">
            <text:p>0</text:p>
          </table:table-cell>
          <table:table-cell table:formula="of:=IF(OR([.L$10]&lt;[.$B33];[.L$10]&gt;[.$C33]);0;IF(MOD([.L$10]-[.$B33]; [.$D33]) = 0; [.$E33]; 0))" office:value-type="float" office:value="240000" calcext:value-type="float">
            <text:p>240000</text:p>
          </table:table-cell>
          <table:table-cell table:formula="of:=IF(OR([.M$10]&lt;[.$B33];[.M$10]&gt;[.$C33]);0;IF(MOD([.M$10]-[.$B33]; [.$D33]) = 0; [.$E33]; 0))" office:value-type="float" office:value="0" calcext:value-type="float">
            <text:p>0</text:p>
          </table:table-cell>
          <table:table-cell table:formula="of:=IF(OR([.N$10]&lt;[.$B33];[.N$10]&gt;[.$C33]);0;IF(MOD([.N$10]-[.$B33]; [.$D33]) = 0; [.$E33]; 0))" office:value-type="float" office:value="0" calcext:value-type="float">
            <text:p>0</text:p>
          </table:table-cell>
          <table:table-cell table:formula="of:=IF(OR([.O$10]&lt;[.$B33];[.O$10]&gt;[.$C33]);0;IF(MOD([.O$10]-[.$B33]; [.$D33]) = 0; [.$E33]; 0))" office:value-type="float" office:value="0" calcext:value-type="float">
            <text:p>0</text:p>
          </table:table-cell>
          <table:table-cell table:formula="of:=IF(OR([.P$10]&lt;[.$B33];[.P$10]&gt;[.$C33]);0;IF(MOD([.P$10]-[.$B33]; [.$D33]) = 0; [.$E3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0]&lt;[.$B34];[.G$10]&gt;[.$C34]);0;IF(MOD([.G$10]-[.$B34]; [.$D34]) = 0; [.$E34]; 0))" office:value-type="float" office:value="0" calcext:value-type="float">
            <text:p>0</text:p>
          </table:table-cell>
          <table:table-cell table:formula="of:=IF(OR([.H$10]&lt;[.$B34];[.H$10]&gt;[.$C34]);0;IF(MOD([.H$10]-[.$B34]; [.$D34]) = 0; [.$E34]; 0))" office:value-type="float" office:value="0" calcext:value-type="float">
            <text:p>0</text:p>
          </table:table-cell>
          <table:table-cell table:formula="of:=IF(OR([.I$10]&lt;[.$B34];[.I$10]&gt;[.$C34]);0;IF(MOD([.I$10]-[.$B34]; [.$D34]) = 0; [.$E34]; 0))" office:value-type="float" office:value="100000" calcext:value-type="float">
            <text:p>100000</text:p>
          </table:table-cell>
          <table:table-cell table:formula="of:=IF(OR([.J$10]&lt;[.$B34];[.J$10]&gt;[.$C34]);0;IF(MOD([.J$10]-[.$B34]; [.$D34]) = 0; [.$E34]; 0))" office:value-type="float" office:value="0" calcext:value-type="float">
            <text:p>0</text:p>
          </table:table-cell>
          <table:table-cell table:formula="of:=IF(OR([.K$10]&lt;[.$B34];[.K$10]&gt;[.$C34]);0;IF(MOD([.K$10]-[.$B34]; [.$D34]) = 0; [.$E34]; 0))" office:value-type="float" office:value="0" calcext:value-type="float">
            <text:p>0</text:p>
          </table:table-cell>
          <table:table-cell table:formula="of:=IF(OR([.L$10]&lt;[.$B34];[.L$10]&gt;[.$C34]);0;IF(MOD([.L$10]-[.$B34]; [.$D34]) = 0; [.$E34]; 0))" office:value-type="float" office:value="0" calcext:value-type="float">
            <text:p>0</text:p>
          </table:table-cell>
          <table:table-cell table:formula="of:=IF(OR([.M$10]&lt;[.$B34];[.M$10]&gt;[.$C34]);0;IF(MOD([.M$10]-[.$B34]; [.$D34]) = 0; [.$E34]; 0))" office:value-type="float" office:value="0" calcext:value-type="float">
            <text:p>0</text:p>
          </table:table-cell>
          <table:table-cell table:formula="of:=IF(OR([.N$10]&lt;[.$B34];[.N$10]&gt;[.$C34]);0;IF(MOD([.N$10]-[.$B34]; [.$D34]) = 0; [.$E34]; 0))" office:value-type="float" office:value="0" calcext:value-type="float">
            <text:p>0</text:p>
          </table:table-cell>
          <table:table-cell table:formula="of:=IF(OR([.O$10]&lt;[.$B34];[.O$10]&gt;[.$C34]);0;IF(MOD([.O$10]-[.$B34]; [.$D34]) = 0; [.$E34]; 0))" office:value-type="float" office:value="0" calcext:value-type="float">
            <text:p>0</text:p>
          </table:table-cell>
          <table:table-cell table:formula="of:=IF(OR([.P$10]&lt;[.$B34];[.P$10]&gt;[.$C34]);0;IF(MOD([.P$10]-[.$B34]; [.$D34]) = 0; [.$E3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35];[.G$10]&gt;[.$C35]);0;IF(MOD([.G$10]-[.$B35]; [.$D35]) = 0; [.$E35]; 0))" office:value-type="float" office:value="5000" calcext:value-type="float">
            <text:p>5000</text:p>
          </table:table-cell>
          <table:table-cell table:formula="of:=IF(OR([.H$10]&lt;[.$B35];[.H$10]&gt;[.$C35]);0;IF(MOD([.H$10]-[.$B35]; [.$D35]) = 0; [.$E35]; 0))" office:value-type="float" office:value="5000" calcext:value-type="float">
            <text:p>5000</text:p>
          </table:table-cell>
          <table:table-cell table:formula="of:=IF(OR([.I$10]&lt;[.$B35];[.I$10]&gt;[.$C35]);0;IF(MOD([.I$10]-[.$B35]; [.$D35]) = 0; [.$E35]; 0))" office:value-type="float" office:value="5000" calcext:value-type="float">
            <text:p>5000</text:p>
          </table:table-cell>
          <table:table-cell table:formula="of:=IF(OR([.J$10]&lt;[.$B35];[.J$10]&gt;[.$C35]);0;IF(MOD([.J$10]-[.$B35]; [.$D35]) = 0; [.$E35]; 0))" office:value-type="float" office:value="5000" calcext:value-type="float">
            <text:p>5000</text:p>
          </table:table-cell>
          <table:table-cell table:formula="of:=IF(OR([.K$10]&lt;[.$B35];[.K$10]&gt;[.$C35]);0;IF(MOD([.K$10]-[.$B35]; [.$D35]) = 0; [.$E35]; 0))" office:value-type="float" office:value="5000" calcext:value-type="float">
            <text:p>5000</text:p>
          </table:table-cell>
          <table:table-cell table:formula="of:=IF(OR([.L$10]&lt;[.$B35];[.L$10]&gt;[.$C35]);0;IF(MOD([.L$10]-[.$B35]; [.$D35]) = 0; [.$E35]; 0))" office:value-type="float" office:value="5000" calcext:value-type="float">
            <text:p>5000</text:p>
          </table:table-cell>
          <table:table-cell table:formula="of:=IF(OR([.M$10]&lt;[.$B35];[.M$10]&gt;[.$C35]);0;IF(MOD([.M$10]-[.$B35]; [.$D35]) = 0; [.$E35]; 0))" office:value-type="float" office:value="5000" calcext:value-type="float">
            <text:p>5000</text:p>
          </table:table-cell>
          <table:table-cell table:formula="of:=IF(OR([.N$10]&lt;[.$B35];[.N$10]&gt;[.$C35]);0;IF(MOD([.N$10]-[.$B35]; [.$D35]) = 0; [.$E35]; 0))" office:value-type="float" office:value="5000" calcext:value-type="float">
            <text:p>5000</text:p>
          </table:table-cell>
          <table:table-cell table:formula="of:=IF(OR([.O$10]&lt;[.$B35];[.O$10]&gt;[.$C35]);0;IF(MOD([.O$10]-[.$B35]; [.$D35]) = 0; [.$E35]; 0))" office:value-type="float" office:value="5000" calcext:value-type="float">
            <text:p>5000</text:p>
          </table:table-cell>
          <table:table-cell table:formula="of:=IF(OR([.P$10]&lt;[.$B35];[.P$10]&gt;[.$C35]);0;IF(MOD([.P$10]-[.$B35]; [.$D35]) = 0; [.$E35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0]&lt;[.$B36];[.G$10]&gt;[.$C36]);0;IF(MOD([.G$10]-[.$B36]; [.$D36]) = 0; [.$E36]; 0))" office:value-type="float" office:value="0" calcext:value-type="float">
            <text:p>0</text:p>
          </table:table-cell>
          <table:table-cell table:formula="of:=IF(OR([.H$10]&lt;[.$B36];[.H$10]&gt;[.$C36]);0;IF(MOD([.H$10]-[.$B36]; [.$D36]) = 0; [.$E36]; 0))" office:value-type="float" office:value="0" calcext:value-type="float">
            <text:p>0</text:p>
          </table:table-cell>
          <table:table-cell table:formula="of:=IF(OR([.I$10]&lt;[.$B36];[.I$10]&gt;[.$C36]);0;IF(MOD([.I$10]-[.$B36]; [.$D36]) = 0; [.$E36]; 0))" office:value-type="float" office:value="0" calcext:value-type="float">
            <text:p>0</text:p>
          </table:table-cell>
          <table:table-cell table:formula="of:=IF(OR([.J$10]&lt;[.$B36];[.J$10]&gt;[.$C36]);0;IF(MOD([.J$10]-[.$B36]; [.$D36]) = 0; [.$E36]; 0))" office:value-type="float" office:value="0" calcext:value-type="float">
            <text:p>0</text:p>
          </table:table-cell>
          <table:table-cell table:formula="of:=IF(OR([.K$10]&lt;[.$B36];[.K$10]&gt;[.$C36]);0;IF(MOD([.K$10]-[.$B36]; [.$D36]) = 0; [.$E36]; 0))" office:value-type="float" office:value="0" calcext:value-type="float">
            <text:p>0</text:p>
          </table:table-cell>
          <table:table-cell table:formula="of:=IF(OR([.L$10]&lt;[.$B36];[.L$10]&gt;[.$C36]);0;IF(MOD([.L$10]-[.$B36]; [.$D36]) = 0; [.$E36]; 0))" office:value-type="float" office:value="0" calcext:value-type="float">
            <text:p>0</text:p>
          </table:table-cell>
          <table:table-cell table:formula="of:=IF(OR([.M$10]&lt;[.$B36];[.M$10]&gt;[.$C36]);0;IF(MOD([.M$10]-[.$B36]; [.$D36]) = 0; [.$E36]; 0))" office:value-type="float" office:value="0" calcext:value-type="float">
            <text:p>0</text:p>
          </table:table-cell>
          <table:table-cell table:formula="of:=IF(OR([.N$10]&lt;[.$B36];[.N$10]&gt;[.$C36]);0;IF(MOD([.N$10]-[.$B36]; [.$D36]) = 0; [.$E36]; 0))" office:value-type="float" office:value="80000" calcext:value-type="float">
            <text:p>80000</text:p>
          </table:table-cell>
          <table:table-cell table:formula="of:=IF(OR([.O$10]&lt;[.$B36];[.O$10]&gt;[.$C36]);0;IF(MOD([.O$10]-[.$B36]; [.$D36]) = 0; [.$E36]; 0))" office:value-type="float" office:value="0" calcext:value-type="float">
            <text:p>0</text:p>
          </table:table-cell>
          <table:table-cell table:formula="of:=IF(OR([.P$10]&lt;[.$B36];[.P$10]&gt;[.$C36]);0;IF(MOD([.P$10]-[.$B36]; [.$D36]) = 0; [.$E36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0]&lt;[.$B37];[.G$10]&gt;[.$C37]);0;IF(MOD([.G$10]-[.$B37]; [.$D37]) = 0; [.$E37]; 0))" office:value-type="float" office:value="0" calcext:value-type="float">
            <text:p>0</text:p>
          </table:table-cell>
          <table:table-cell table:formula="of:=IF(OR([.H$10]&lt;[.$B37];[.H$10]&gt;[.$C37]);0;IF(MOD([.H$10]-[.$B37]; [.$D37]) = 0; [.$E37]; 0))" office:value-type="float" office:value="0" calcext:value-type="float">
            <text:p>0</text:p>
          </table:table-cell>
          <table:table-cell table:formula="of:=IF(OR([.I$10]&lt;[.$B37];[.I$10]&gt;[.$C37]);0;IF(MOD([.I$10]-[.$B37]; [.$D37]) = 0; [.$E37]; 0))" office:value-type="float" office:value="125000" calcext:value-type="float">
            <text:p>125000</text:p>
          </table:table-cell>
          <table:table-cell table:formula="of:=IF(OR([.J$10]&lt;[.$B37];[.J$10]&gt;[.$C37]);0;IF(MOD([.J$10]-[.$B37]; [.$D37]) = 0; [.$E37]; 0))" office:value-type="float" office:value="125000" calcext:value-type="float">
            <text:p>125000</text:p>
          </table:table-cell>
          <table:table-cell table:formula="of:=IF(OR([.K$10]&lt;[.$B37];[.K$10]&gt;[.$C37]);0;IF(MOD([.K$10]-[.$B37]; [.$D37]) = 0; [.$E37]; 0))" office:value-type="float" office:value="0" calcext:value-type="float">
            <text:p>0</text:p>
          </table:table-cell>
          <table:table-cell table:formula="of:=IF(OR([.L$10]&lt;[.$B37];[.L$10]&gt;[.$C37]);0;IF(MOD([.L$10]-[.$B37]; [.$D37]) = 0; [.$E37]; 0))" office:value-type="float" office:value="0" calcext:value-type="float">
            <text:p>0</text:p>
          </table:table-cell>
          <table:table-cell table:formula="of:=IF(OR([.M$10]&lt;[.$B37];[.M$10]&gt;[.$C37]);0;IF(MOD([.M$10]-[.$B37]; [.$D37]) = 0; [.$E37]; 0))" office:value-type="float" office:value="0" calcext:value-type="float">
            <text:p>0</text:p>
          </table:table-cell>
          <table:table-cell table:formula="of:=IF(OR([.N$10]&lt;[.$B37];[.N$10]&gt;[.$C37]);0;IF(MOD([.N$10]-[.$B37]; [.$D37]) = 0; [.$E37]; 0))" office:value-type="float" office:value="0" calcext:value-type="float">
            <text:p>0</text:p>
          </table:table-cell>
          <table:table-cell table:formula="of:=IF(OR([.O$10]&lt;[.$B37];[.O$10]&gt;[.$C37]);0;IF(MOD([.O$10]-[.$B37]; [.$D37]) = 0; [.$E37]; 0))" office:value-type="float" office:value="0" calcext:value-type="float">
            <text:p>0</text:p>
          </table:table-cell>
          <table:table-cell table:formula="of:=IF(OR([.P$10]&lt;[.$B37];[.P$10]&gt;[.$C37]);0;IF(MOD([.P$10]-[.$B37]; [.$D37]) = 0; [.$E37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0]&lt;[.$B38];[.G$10]&gt;[.$C38]);0;IF(MOD([.G$10]-[.$B38]; [.$D38]) = 0; [.$E38]; 0))" office:value-type="float" office:value="0" calcext:value-type="float">
            <text:p>0</text:p>
          </table:table-cell>
          <table:table-cell table:formula="of:=IF(OR([.H$10]&lt;[.$B38];[.H$10]&gt;[.$C38]);0;IF(MOD([.H$10]-[.$B38]; [.$D38]) = 0; [.$E38]; 0))" office:value-type="float" office:value="10000" calcext:value-type="float">
            <text:p>10000</text:p>
          </table:table-cell>
          <table:table-cell table:formula="of:=IF(OR([.I$10]&lt;[.$B38];[.I$10]&gt;[.$C38]);0;IF(MOD([.I$10]-[.$B38]; [.$D38]) = 0; [.$E38]; 0))" office:value-type="float" office:value="0" calcext:value-type="float">
            <text:p>0</text:p>
          </table:table-cell>
          <table:table-cell table:formula="of:=IF(OR([.J$10]&lt;[.$B38];[.J$10]&gt;[.$C38]);0;IF(MOD([.J$10]-[.$B38]; [.$D38]) = 0; [.$E38]; 0))" office:value-type="float" office:value="0" calcext:value-type="float">
            <text:p>0</text:p>
          </table:table-cell>
          <table:table-cell table:formula="of:=IF(OR([.K$10]&lt;[.$B38];[.K$10]&gt;[.$C38]);0;IF(MOD([.K$10]-[.$B38]; [.$D38]) = 0; [.$E38]; 0))" office:value-type="float" office:value="0" calcext:value-type="float">
            <text:p>0</text:p>
          </table:table-cell>
          <table:table-cell table:formula="of:=IF(OR([.L$10]&lt;[.$B38];[.L$10]&gt;[.$C38]);0;IF(MOD([.L$10]-[.$B38]; [.$D38]) = 0; [.$E38]; 0))" office:value-type="float" office:value="0" calcext:value-type="float">
            <text:p>0</text:p>
          </table:table-cell>
          <table:table-cell table:formula="of:=IF(OR([.M$10]&lt;[.$B38];[.M$10]&gt;[.$C38]);0;IF(MOD([.M$10]-[.$B38]; [.$D38]) = 0; [.$E38]; 0))" office:value-type="float" office:value="0" calcext:value-type="float">
            <text:p>0</text:p>
          </table:table-cell>
          <table:table-cell table:formula="of:=IF(OR([.N$10]&lt;[.$B38];[.N$10]&gt;[.$C38]);0;IF(MOD([.N$10]-[.$B38]; [.$D38]) = 0; [.$E38]; 0))" office:value-type="float" office:value="0" calcext:value-type="float">
            <text:p>0</text:p>
          </table:table-cell>
          <table:table-cell table:formula="of:=IF(OR([.O$10]&lt;[.$B38];[.O$10]&gt;[.$C38]);0;IF(MOD([.O$10]-[.$B38]; [.$D38]) = 0; [.$E38]; 0))" office:value-type="float" office:value="0" calcext:value-type="float">
            <text:p>0</text:p>
          </table:table-cell>
          <table:table-cell table:formula="of:=IF(OR([.P$10]&lt;[.$B38];[.P$10]&gt;[.$C38]);0;IF(MOD([.P$10]-[.$B38]; [.$D38]) = 0; [.$E38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0]&lt;[.$B39];[.G$10]&gt;[.$C39]);0;IF(MOD([.G$10]-[.$B39]; [.$D39]) = 0; [.$E39]; 0))" office:value-type="float" office:value="0" calcext:value-type="float">
            <text:p>0</text:p>
          </table:table-cell>
          <table:table-cell table:formula="of:=IF(OR([.H$10]&lt;[.$B39];[.H$10]&gt;[.$C39]);0;IF(MOD([.H$10]-[.$B39]; [.$D39]) = 0; [.$E39]; 0))" office:value-type="float" office:value="0" calcext:value-type="float">
            <text:p>0</text:p>
          </table:table-cell>
          <table:table-cell table:formula="of:=IF(OR([.I$10]&lt;[.$B39];[.I$10]&gt;[.$C39]);0;IF(MOD([.I$10]-[.$B39]; [.$D39]) = 0; [.$E39]; 0))" office:value-type="float" office:value="0" calcext:value-type="float">
            <text:p>0</text:p>
          </table:table-cell>
          <table:table-cell table:formula="of:=IF(OR([.J$10]&lt;[.$B39];[.J$10]&gt;[.$C39]);0;IF(MOD([.J$10]-[.$B39]; [.$D39]) = 0; [.$E39]; 0))" office:value-type="float" office:value="0" calcext:value-type="float">
            <text:p>0</text:p>
          </table:table-cell>
          <table:table-cell table:formula="of:=IF(OR([.K$10]&lt;[.$B39];[.K$10]&gt;[.$C39]);0;IF(MOD([.K$10]-[.$B39]; [.$D39]) = 0; [.$E39]; 0))" office:value-type="float" office:value="0" calcext:value-type="float">
            <text:p>0</text:p>
          </table:table-cell>
          <table:table-cell table:formula="of:=IF(OR([.L$10]&lt;[.$B39];[.L$10]&gt;[.$C39]);0;IF(MOD([.L$10]-[.$B39]; [.$D39]) = 0; [.$E39]; 0))" office:value-type="float" office:value="300000" calcext:value-type="float">
            <text:p>300000</text:p>
          </table:table-cell>
          <table:table-cell table:formula="of:=IF(OR([.M$10]&lt;[.$B39];[.M$10]&gt;[.$C39]);0;IF(MOD([.M$10]-[.$B39]; [.$D39]) = 0; [.$E39]; 0))" office:value-type="float" office:value="0" calcext:value-type="float">
            <text:p>0</text:p>
          </table:table-cell>
          <table:table-cell table:formula="of:=IF(OR([.N$10]&lt;[.$B39];[.N$10]&gt;[.$C39]);0;IF(MOD([.N$10]-[.$B39]; [.$D39]) = 0; [.$E39]; 0))" office:value-type="float" office:value="0" calcext:value-type="float">
            <text:p>0</text:p>
          </table:table-cell>
          <table:table-cell table:formula="of:=IF(OR([.O$10]&lt;[.$B39];[.O$10]&gt;[.$C39]);0;IF(MOD([.O$10]-[.$B39]; [.$D39]) = 0; [.$E39]; 0))" office:value-type="float" office:value="0" calcext:value-type="float">
            <text:p>0</text:p>
          </table:table-cell>
          <table:table-cell table:formula="of:=IF(OR([.P$10]&lt;[.$B39];[.P$10]&gt;[.$C39]);0;IF(MOD([.P$10]-[.$B39]; [.$D39]) = 0; [.$E39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0]&lt;[.$B40];[.G$10]&gt;[.$C40]);0;IF(MOD([.G$10]-[.$B40]; [.$D40]) = 0; [.$E40]; 0))" office:value-type="float" office:value="0" calcext:value-type="float">
            <text:p>0</text:p>
          </table:table-cell>
          <table:table-cell table:formula="of:=IF(OR([.H$10]&lt;[.$B40];[.H$10]&gt;[.$C40]);0;IF(MOD([.H$10]-[.$B40]; [.$D40]) = 0; [.$E40]; 0))" office:value-type="float" office:value="20000" calcext:value-type="float">
            <text:p>20000</text:p>
          </table:table-cell>
          <table:table-cell table:formula="of:=IF(OR([.I$10]&lt;[.$B40];[.I$10]&gt;[.$C40]);0;IF(MOD([.I$10]-[.$B40]; [.$D40]) = 0; [.$E40]; 0))" office:value-type="float" office:value="0" calcext:value-type="float">
            <text:p>0</text:p>
          </table:table-cell>
          <table:table-cell table:formula="of:=IF(OR([.J$10]&lt;[.$B40];[.J$10]&gt;[.$C40]);0;IF(MOD([.J$10]-[.$B40]; [.$D40]) = 0; [.$E40]; 0))" office:value-type="float" office:value="0" calcext:value-type="float">
            <text:p>0</text:p>
          </table:table-cell>
          <table:table-cell table:formula="of:=IF(OR([.K$10]&lt;[.$B40];[.K$10]&gt;[.$C40]);0;IF(MOD([.K$10]-[.$B40]; [.$D40]) = 0; [.$E40]; 0))" office:value-type="float" office:value="0" calcext:value-type="float">
            <text:p>0</text:p>
          </table:table-cell>
          <table:table-cell table:formula="of:=IF(OR([.L$10]&lt;[.$B40];[.L$10]&gt;[.$C40]);0;IF(MOD([.L$10]-[.$B40]; [.$D40]) = 0; [.$E40]; 0))" office:value-type="float" office:value="0" calcext:value-type="float">
            <text:p>0</text:p>
          </table:table-cell>
          <table:table-cell table:formula="of:=IF(OR([.M$10]&lt;[.$B40];[.M$10]&gt;[.$C40]);0;IF(MOD([.M$10]-[.$B40]; [.$D40]) = 0; [.$E40]; 0))" office:value-type="float" office:value="0" calcext:value-type="float">
            <text:p>0</text:p>
          </table:table-cell>
          <table:table-cell table:formula="of:=IF(OR([.N$10]&lt;[.$B40];[.N$10]&gt;[.$C40]);0;IF(MOD([.N$10]-[.$B40]; [.$D40]) = 0; [.$E40]; 0))" office:value-type="float" office:value="0" calcext:value-type="float">
            <text:p>0</text:p>
          </table:table-cell>
          <table:table-cell table:formula="of:=IF(OR([.O$10]&lt;[.$B40];[.O$10]&gt;[.$C40]);0;IF(MOD([.O$10]-[.$B40]; [.$D40]) = 0; [.$E40]; 0))" office:value-type="float" office:value="0" calcext:value-type="float">
            <text:p>0</text:p>
          </table:table-cell>
          <table:table-cell table:formula="of:=IF(OR([.P$10]&lt;[.$B40];[.P$10]&gt;[.$C40]);0;IF(MOD([.P$10]-[.$B40]; [.$D40]) = 0; [.$E4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0]&lt;[.$B41];[.G$10]&gt;[.$C41]);0;IF(MOD([.G$10]-[.$B41]; [.$D41]) = 0; [.$E41]; 0))" office:value-type="float" office:value="0" calcext:value-type="float">
            <text:p>0</text:p>
          </table:table-cell>
          <table:table-cell table:formula="of:=IF(OR([.H$10]&lt;[.$B41];[.H$10]&gt;[.$C41]);0;IF(MOD([.H$10]-[.$B41]; [.$D41]) = 0; [.$E41]; 0))" office:value-type="float" office:value="0" calcext:value-type="float">
            <text:p>0</text:p>
          </table:table-cell>
          <table:table-cell table:formula="of:=IF(OR([.I$10]&lt;[.$B41];[.I$10]&gt;[.$C41]);0;IF(MOD([.I$10]-[.$B41]; [.$D41]) = 0; [.$E41]; 0))" office:value-type="float" office:value="0" calcext:value-type="float">
            <text:p>0</text:p>
          </table:table-cell>
          <table:table-cell table:formula="of:=IF(OR([.J$10]&lt;[.$B41];[.J$10]&gt;[.$C41]);0;IF(MOD([.J$10]-[.$B41]; [.$D41]) = 0; [.$E41]; 0))" office:value-type="float" office:value="0" calcext:value-type="float">
            <text:p>0</text:p>
          </table:table-cell>
          <table:table-cell table:formula="of:=IF(OR([.K$10]&lt;[.$B41];[.K$10]&gt;[.$C41]);0;IF(MOD([.K$10]-[.$B41]; [.$D41]) = 0; [.$E41]; 0))" office:value-type="float" office:value="0" calcext:value-type="float">
            <text:p>0</text:p>
          </table:table-cell>
          <table:table-cell table:formula="of:=IF(OR([.L$10]&lt;[.$B41];[.L$10]&gt;[.$C41]);0;IF(MOD([.L$10]-[.$B41]; [.$D41]) = 0; [.$E41]; 0))" office:value-type="float" office:value="0" calcext:value-type="float">
            <text:p>0</text:p>
          </table:table-cell>
          <table:table-cell table:formula="of:=IF(OR([.M$10]&lt;[.$B41];[.M$10]&gt;[.$C41]);0;IF(MOD([.M$10]-[.$B41]; [.$D41]) = 0; [.$E41]; 0))" office:value-type="float" office:value="50000" calcext:value-type="float">
            <text:p>50000</text:p>
          </table:table-cell>
          <table:table-cell table:formula="of:=IF(OR([.N$10]&lt;[.$B41];[.N$10]&gt;[.$C41]);0;IF(MOD([.N$10]-[.$B41]; [.$D41]) = 0; [.$E41]; 0))" office:value-type="float" office:value="0" calcext:value-type="float">
            <text:p>0</text:p>
          </table:table-cell>
          <table:table-cell table:formula="of:=IF(OR([.O$10]&lt;[.$B41];[.O$10]&gt;[.$C41]);0;IF(MOD([.O$10]-[.$B41]; [.$D41]) = 0; [.$E41]; 0))" office:value-type="float" office:value="0" calcext:value-type="float">
            <text:p>0</text:p>
          </table:table-cell>
          <table:table-cell table:formula="of:=IF(OR([.P$10]&lt;[.$B41];[.P$10]&gt;[.$C41]);0;IF(MOD([.P$10]-[.$B41]; [.$D41]) = 0; [.$E4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2];[.G$10]&gt;[.$C42]);0;IF(MOD([.G$10]-[.$B42]; [.$D42]) = 0; [.$E42]; 0))" office:value-type="float" office:value="0" calcext:value-type="float">
            <text:p>0</text:p>
          </table:table-cell>
          <table:table-cell table:formula="of:=IF(OR([.H$10]&lt;[.$B42];[.H$10]&gt;[.$C42]);0;IF(MOD([.H$10]-[.$B42]; [.$D42]) = 0; [.$E42]; 0))" office:value-type="float" office:value="0" calcext:value-type="float">
            <text:p>0</text:p>
          </table:table-cell>
          <table:table-cell table:formula="of:=IF(OR([.I$10]&lt;[.$B42];[.I$10]&gt;[.$C42]);0;IF(MOD([.I$10]-[.$B42]; [.$D42]) = 0; [.$E42]; 0))" office:value-type="float" office:value="0" calcext:value-type="float">
            <text:p>0</text:p>
          </table:table-cell>
          <table:table-cell table:formula="of:=IF(OR([.J$10]&lt;[.$B42];[.J$10]&gt;[.$C42]);0;IF(MOD([.J$10]-[.$B42]; [.$D42]) = 0; [.$E42]; 0))" office:value-type="float" office:value="0" calcext:value-type="float">
            <text:p>0</text:p>
          </table:table-cell>
          <table:table-cell table:formula="of:=IF(OR([.K$10]&lt;[.$B42];[.K$10]&gt;[.$C42]);0;IF(MOD([.K$10]-[.$B42]; [.$D42]) = 0; [.$E42]; 0))" office:value-type="float" office:value="0" calcext:value-type="float">
            <text:p>0</text:p>
          </table:table-cell>
          <table:table-cell table:formula="of:=IF(OR([.L$10]&lt;[.$B42];[.L$10]&gt;[.$C42]);0;IF(MOD([.L$10]-[.$B42]; [.$D42]) = 0; [.$E42]; 0))" office:value-type="float" office:value="0" calcext:value-type="float">
            <text:p>0</text:p>
          </table:table-cell>
          <table:table-cell table:formula="of:=IF(OR([.M$10]&lt;[.$B42];[.M$10]&gt;[.$C42]);0;IF(MOD([.M$10]-[.$B42]; [.$D42]) = 0; [.$E42]; 0))" office:value-type="float" office:value="0" calcext:value-type="float">
            <text:p>0</text:p>
          </table:table-cell>
          <table:table-cell table:formula="of:=IF(OR([.N$10]&lt;[.$B42];[.N$10]&gt;[.$C42]);0;IF(MOD([.N$10]-[.$B42]; [.$D42]) = 0; [.$E42]; 0))" office:value-type="float" office:value="0" calcext:value-type="float">
            <text:p>0</text:p>
          </table:table-cell>
          <table:table-cell table:formula="of:=IF(OR([.O$10]&lt;[.$B42];[.O$10]&gt;[.$C42]);0;IF(MOD([.O$10]-[.$B42]; [.$D42]) = 0; [.$E42]; 0))" office:value-type="float" office:value="0" calcext:value-type="float">
            <text:p>0</text:p>
          </table:table-cell>
          <table:table-cell table:formula="of:=IF(OR([.P$10]&lt;[.$B42];[.P$10]&gt;[.$C42]);0;IF(MOD([.P$10]-[.$B42]; [.$D42]) = 0; [.$E42]; 0))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0]&lt;[.$B43];[.G$10]&gt;[.$C43]);0;IF(MOD([.G$10]-[.$B43]; [.$D43]) = 0; [.$E43]; 0))" office:value-type="float" office:value="0" calcext:value-type="float">
            <text:p>0</text:p>
          </table:table-cell>
          <table:table-cell table:formula="of:=IF(OR([.H$10]&lt;[.$B43];[.H$10]&gt;[.$C43]);0;IF(MOD([.H$10]-[.$B43]; [.$D43]) = 0; [.$E43]; 0))" office:value-type="float" office:value="25000" calcext:value-type="float">
            <text:p>25000</text:p>
          </table:table-cell>
          <table:table-cell table:formula="of:=IF(OR([.I$10]&lt;[.$B43];[.I$10]&gt;[.$C43]);0;IF(MOD([.I$10]-[.$B43]; [.$D43]) = 0; [.$E43]; 0))" office:value-type="float" office:value="0" calcext:value-type="float">
            <text:p>0</text:p>
          </table:table-cell>
          <table:table-cell table:formula="of:=IF(OR([.J$10]&lt;[.$B43];[.J$10]&gt;[.$C43]);0;IF(MOD([.J$10]-[.$B43]; [.$D43]) = 0; [.$E43]; 0))" office:value-type="float" office:value="25000" calcext:value-type="float">
            <text:p>25000</text:p>
          </table:table-cell>
          <table:table-cell table:formula="of:=IF(OR([.K$10]&lt;[.$B43];[.K$10]&gt;[.$C43]);0;IF(MOD([.K$10]-[.$B43]; [.$D43]) = 0; [.$E43]; 0))" office:value-type="float" office:value="0" calcext:value-type="float">
            <text:p>0</text:p>
          </table:table-cell>
          <table:table-cell table:formula="of:=IF(OR([.L$10]&lt;[.$B43];[.L$10]&gt;[.$C43]);0;IF(MOD([.L$10]-[.$B43]; [.$D43]) = 0; [.$E43]; 0))" office:value-type="float" office:value="25000" calcext:value-type="float">
            <text:p>25000</text:p>
          </table:table-cell>
          <table:table-cell table:formula="of:=IF(OR([.M$10]&lt;[.$B43];[.M$10]&gt;[.$C43]);0;IF(MOD([.M$10]-[.$B43]; [.$D43]) = 0; [.$E43]; 0))" office:value-type="float" office:value="0" calcext:value-type="float">
            <text:p>0</text:p>
          </table:table-cell>
          <table:table-cell table:formula="of:=IF(OR([.N$10]&lt;[.$B43];[.N$10]&gt;[.$C43]);0;IF(MOD([.N$10]-[.$B43]; [.$D43]) = 0; [.$E43]; 0))" office:value-type="float" office:value="0" calcext:value-type="float">
            <text:p>0</text:p>
          </table:table-cell>
          <table:table-cell table:formula="of:=IF(OR([.O$10]&lt;[.$B43];[.O$10]&gt;[.$C43]);0;IF(MOD([.O$10]-[.$B43]; [.$D43]) = 0; [.$E43]; 0))" office:value-type="float" office:value="0" calcext:value-type="float">
            <text:p>0</text:p>
          </table:table-cell>
          <table:table-cell table:formula="of:=IF(OR([.P$10]&lt;[.$B43];[.P$10]&gt;[.$C43]);0;IF(MOD([.P$10]-[.$B43]; [.$D43]) = 0; [.$E4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0]&lt;[.$B44];[.G$10]&gt;[.$C44]);0;IF(MOD([.G$10]-[.$B44]; [.$D44]) = 0; [.$E44]; 0))" office:value-type="float" office:value="0" calcext:value-type="float">
            <text:p>0</text:p>
          </table:table-cell>
          <table:table-cell table:formula="of:=IF(OR([.H$10]&lt;[.$B44];[.H$10]&gt;[.$C44]);0;IF(MOD([.H$10]-[.$B44]; [.$D44]) = 0; [.$E44]; 0))" office:value-type="float" office:value="6000" calcext:value-type="float">
            <text:p>6000</text:p>
          </table:table-cell>
          <table:table-cell table:formula="of:=IF(OR([.I$10]&lt;[.$B44];[.I$10]&gt;[.$C44]);0;IF(MOD([.I$10]-[.$B44]; [.$D44]) = 0; [.$E44]; 0))" office:value-type="float" office:value="0" calcext:value-type="float">
            <text:p>0</text:p>
          </table:table-cell>
          <table:table-cell table:formula="of:=IF(OR([.J$10]&lt;[.$B44];[.J$10]&gt;[.$C44]);0;IF(MOD([.J$10]-[.$B44]; [.$D44]) = 0; [.$E44]; 0))" office:value-type="float" office:value="6000" calcext:value-type="float">
            <text:p>6000</text:p>
          </table:table-cell>
          <table:table-cell table:formula="of:=IF(OR([.K$10]&lt;[.$B44];[.K$10]&gt;[.$C44]);0;IF(MOD([.K$10]-[.$B44]; [.$D44]) = 0; [.$E44]; 0))" office:value-type="float" office:value="0" calcext:value-type="float">
            <text:p>0</text:p>
          </table:table-cell>
          <table:table-cell table:formula="of:=IF(OR([.L$10]&lt;[.$B44];[.L$10]&gt;[.$C44]);0;IF(MOD([.L$10]-[.$B44]; [.$D44]) = 0; [.$E44]; 0))" office:value-type="float" office:value="0" calcext:value-type="float">
            <text:p>0</text:p>
          </table:table-cell>
          <table:table-cell table:formula="of:=IF(OR([.M$10]&lt;[.$B44];[.M$10]&gt;[.$C44]);0;IF(MOD([.M$10]-[.$B44]; [.$D44]) = 0; [.$E44]; 0))" office:value-type="float" office:value="0" calcext:value-type="float">
            <text:p>0</text:p>
          </table:table-cell>
          <table:table-cell table:formula="of:=IF(OR([.N$10]&lt;[.$B44];[.N$10]&gt;[.$C44]);0;IF(MOD([.N$10]-[.$B44]; [.$D44]) = 0; [.$E44]; 0))" office:value-type="float" office:value="0" calcext:value-type="float">
            <text:p>0</text:p>
          </table:table-cell>
          <table:table-cell table:formula="of:=IF(OR([.O$10]&lt;[.$B44];[.O$10]&gt;[.$C44]);0;IF(MOD([.O$10]-[.$B44]; [.$D44]) = 0; [.$E44]; 0))" office:value-type="float" office:value="0" calcext:value-type="float">
            <text:p>0</text:p>
          </table:table-cell>
          <table:table-cell table:formula="of:=IF(OR([.P$10]&lt;[.$B44];[.P$10]&gt;[.$C44]);0;IF(MOD([.P$10]-[.$B44]; [.$D44]) = 0; [.$E4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0]&lt;[.$B45];[.G$10]&gt;[.$C45]);0;IF(MOD([.G$10]-[.$B45]; [.$D45]) = 0; [.$E45]; 0))" office:value-type="float" office:value="4000" calcext:value-type="float">
            <text:p>4000</text:p>
          </table:table-cell>
          <table:table-cell table:formula="of:=IF(OR([.H$10]&lt;[.$B45];[.H$10]&gt;[.$C45]);0;IF(MOD([.H$10]-[.$B45]; [.$D45]) = 0; [.$E45]; 0))" office:value-type="float" office:value="4000" calcext:value-type="float">
            <text:p>4000</text:p>
          </table:table-cell>
          <table:table-cell table:formula="of:=IF(OR([.I$10]&lt;[.$B45];[.I$10]&gt;[.$C45]);0;IF(MOD([.I$10]-[.$B45]; [.$D45]) = 0; [.$E45]; 0))" office:value-type="float" office:value="4000" calcext:value-type="float">
            <text:p>4000</text:p>
          </table:table-cell>
          <table:table-cell table:formula="of:=IF(OR([.J$10]&lt;[.$B45];[.J$10]&gt;[.$C45]);0;IF(MOD([.J$10]-[.$B45]; [.$D45]) = 0; [.$E45]; 0))" office:value-type="float" office:value="4000" calcext:value-type="float">
            <text:p>4000</text:p>
          </table:table-cell>
          <table:table-cell table:formula="of:=IF(OR([.K$10]&lt;[.$B45];[.K$10]&gt;[.$C45]);0;IF(MOD([.K$10]-[.$B45]; [.$D45]) = 0; [.$E45]; 0))" office:value-type="float" office:value="4000" calcext:value-type="float">
            <text:p>4000</text:p>
          </table:table-cell>
          <table:table-cell table:formula="of:=IF(OR([.L$10]&lt;[.$B45];[.L$10]&gt;[.$C45]);0;IF(MOD([.L$10]-[.$B45]; [.$D45]) = 0; [.$E45]; 0))" office:value-type="float" office:value="4000" calcext:value-type="float">
            <text:p>4000</text:p>
          </table:table-cell>
          <table:table-cell table:formula="of:=IF(OR([.M$10]&lt;[.$B45];[.M$10]&gt;[.$C45]);0;IF(MOD([.M$10]-[.$B45]; [.$D45]) = 0; [.$E45]; 0))" office:value-type="float" office:value="4000" calcext:value-type="float">
            <text:p>4000</text:p>
          </table:table-cell>
          <table:table-cell table:formula="of:=IF(OR([.N$10]&lt;[.$B45];[.N$10]&gt;[.$C45]);0;IF(MOD([.N$10]-[.$B45]; [.$D45]) = 0; [.$E45]; 0))" office:value-type="float" office:value="4000" calcext:value-type="float">
            <text:p>4000</text:p>
          </table:table-cell>
          <table:table-cell table:formula="of:=IF(OR([.O$10]&lt;[.$B45];[.O$10]&gt;[.$C45]);0;IF(MOD([.O$10]-[.$B45]; [.$D45]) = 0; [.$E45]; 0))" office:value-type="float" office:value="4000" calcext:value-type="float">
            <text:p>4000</text:p>
          </table:table-cell>
          <table:table-cell table:formula="of:=IF(OR([.P$10]&lt;[.$B45];[.P$10]&gt;[.$C45]);0;IF(MOD([.P$10]-[.$B45]; [.$D45]) = 0; [.$E45]; 0)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0]&lt;[.$B46];[.G$10]&gt;[.$C46]);0;IF(MOD([.G$10]-[.$B46]; [.$D46]) = 0; [.$E46]; 0))" office:value-type="float" office:value="0" calcext:value-type="float">
            <text:p>0</text:p>
          </table:table-cell>
          <table:table-cell table:formula="of:=IF(OR([.H$10]&lt;[.$B46];[.H$10]&gt;[.$C46]);0;IF(MOD([.H$10]-[.$B46]; [.$D46]) = 0; [.$E46]; 0))" office:value-type="float" office:value="0" calcext:value-type="float">
            <text:p>0</text:p>
          </table:table-cell>
          <table:table-cell table:formula="of:=IF(OR([.I$10]&lt;[.$B46];[.I$10]&gt;[.$C46]);0;IF(MOD([.I$10]-[.$B46]; [.$D46]) = 0; [.$E46]; 0))" office:value-type="float" office:value="0" calcext:value-type="float">
            <text:p>0</text:p>
          </table:table-cell>
          <table:table-cell table:formula="of:=IF(OR([.J$10]&lt;[.$B46];[.J$10]&gt;[.$C46]);0;IF(MOD([.J$10]-[.$B46]; [.$D46]) = 0; [.$E46]; 0))" office:value-type="float" office:value="0" calcext:value-type="float">
            <text:p>0</text:p>
          </table:table-cell>
          <table:table-cell table:formula="of:=IF(OR([.K$10]&lt;[.$B46];[.K$10]&gt;[.$C46]);0;IF(MOD([.K$10]-[.$B46]; [.$D46]) = 0; [.$E46]; 0))" office:value-type="float" office:value="0" calcext:value-type="float">
            <text:p>0</text:p>
          </table:table-cell>
          <table:table-cell table:formula="of:=IF(OR([.L$10]&lt;[.$B46];[.L$10]&gt;[.$C46]);0;IF(MOD([.L$10]-[.$B46]; [.$D46]) = 0; [.$E46]; 0))" office:value-type="float" office:value="0" calcext:value-type="float">
            <text:p>0</text:p>
          </table:table-cell>
          <table:table-cell table:formula="of:=IF(OR([.M$10]&lt;[.$B46];[.M$10]&gt;[.$C46]);0;IF(MOD([.M$10]-[.$B46]; [.$D46]) = 0; [.$E46]; 0))" office:value-type="float" office:value="0" calcext:value-type="float">
            <text:p>0</text:p>
          </table:table-cell>
          <table:table-cell table:formula="of:=IF(OR([.N$10]&lt;[.$B46];[.N$10]&gt;[.$C46]);0;IF(MOD([.N$10]-[.$B46]; [.$D46]) = 0; [.$E46]; 0))" office:value-type="float" office:value="0" calcext:value-type="float">
            <text:p>0</text:p>
          </table:table-cell>
          <table:table-cell table:formula="of:=IF(OR([.O$10]&lt;[.$B46];[.O$10]&gt;[.$C46]);0;IF(MOD([.O$10]-[.$B46]; [.$D46]) = 0; [.$E46]; 0))" office:value-type="float" office:value="0" calcext:value-type="float">
            <text:p>0</text:p>
          </table:table-cell>
          <table:table-cell table:formula="of:=IF(OR([.P$10]&lt;[.$B46];[.P$10]&gt;[.$C46]);0;IF(MOD([.P$10]-[.$B46]; [.$D46]) = 0; [.$E46]; 0))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0]&lt;[.$B47];[.G$10]&gt;[.$C47]);0;IF(MOD([.G$10]-[.$B47]; [.$D47]) = 0; [.$E47]; 0))" office:value-type="float" office:value="5000" calcext:value-type="float">
            <text:p>5000</text:p>
          </table:table-cell>
          <table:table-cell table:formula="of:=IF(OR([.H$10]&lt;[.$B47];[.H$10]&gt;[.$C47]);0;IF(MOD([.H$10]-[.$B47]; [.$D47]) = 0; [.$E47]; 0))" office:value-type="float" office:value="5000" calcext:value-type="float">
            <text:p>5000</text:p>
          </table:table-cell>
          <table:table-cell table:formula="of:=IF(OR([.I$10]&lt;[.$B47];[.I$10]&gt;[.$C47]);0;IF(MOD([.I$10]-[.$B47]; [.$D47]) = 0; [.$E47]; 0))" office:value-type="float" office:value="5000" calcext:value-type="float">
            <text:p>5000</text:p>
          </table:table-cell>
          <table:table-cell table:formula="of:=IF(OR([.J$10]&lt;[.$B47];[.J$10]&gt;[.$C47]);0;IF(MOD([.J$10]-[.$B47]; [.$D47]) = 0; [.$E47]; 0))" office:value-type="float" office:value="5000" calcext:value-type="float">
            <text:p>5000</text:p>
          </table:table-cell>
          <table:table-cell table:formula="of:=IF(OR([.K$10]&lt;[.$B47];[.K$10]&gt;[.$C47]);0;IF(MOD([.K$10]-[.$B47]; [.$D47]) = 0; [.$E47]; 0))" office:value-type="float" office:value="5000" calcext:value-type="float">
            <text:p>5000</text:p>
          </table:table-cell>
          <table:table-cell table:formula="of:=IF(OR([.L$10]&lt;[.$B47];[.L$10]&gt;[.$C47]);0;IF(MOD([.L$10]-[.$B47]; [.$D47]) = 0; [.$E47]; 0))" office:value-type="float" office:value="5000" calcext:value-type="float">
            <text:p>5000</text:p>
          </table:table-cell>
          <table:table-cell table:formula="of:=IF(OR([.M$10]&lt;[.$B47];[.M$10]&gt;[.$C47]);0;IF(MOD([.M$10]-[.$B47]; [.$D47]) = 0; [.$E47]; 0))" office:value-type="float" office:value="5000" calcext:value-type="float">
            <text:p>5000</text:p>
          </table:table-cell>
          <table:table-cell table:formula="of:=IF(OR([.N$10]&lt;[.$B47];[.N$10]&gt;[.$C47]);0;IF(MOD([.N$10]-[.$B47]; [.$D47]) = 0; [.$E47]; 0))" office:value-type="float" office:value="5000" calcext:value-type="float">
            <text:p>5000</text:p>
          </table:table-cell>
          <table:table-cell table:formula="of:=IF(OR([.O$10]&lt;[.$B47];[.O$10]&gt;[.$C47]);0;IF(MOD([.O$10]-[.$B47]; [.$D47]) = 0; [.$E47]; 0))" office:value-type="float" office:value="5000" calcext:value-type="float">
            <text:p>5000</text:p>
          </table:table-cell>
          <table:table-cell table:formula="of:=IF(OR([.P$10]&lt;[.$B47];[.P$10]&gt;[.$C47]);0;IF(MOD([.P$10]-[.$B47]; [.$D47]) = 0; [.$E47]; 0))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48];[.G$10]&gt;[.$C48]);0;IF(MOD([.G$10]-[.$B48]; [.$D48]) = 0; [.$E48]; 0))" office:value-type="float" office:value="0" calcext:value-type="float">
            <text:p>0</text:p>
          </table:table-cell>
          <table:table-cell table:formula="of:=IF(OR([.H$10]&lt;[.$B48];[.H$10]&gt;[.$C48]);0;IF(MOD([.H$10]-[.$B48]; [.$D48]) = 0; [.$E48]; 0))" office:value-type="float" office:value="0" calcext:value-type="float">
            <text:p>0</text:p>
          </table:table-cell>
          <table:table-cell table:formula="of:=IF(OR([.I$10]&lt;[.$B48];[.I$10]&gt;[.$C48]);0;IF(MOD([.I$10]-[.$B48]; [.$D48]) = 0; [.$E48]; 0))" office:value-type="float" office:value="0" calcext:value-type="float">
            <text:p>0</text:p>
          </table:table-cell>
          <table:table-cell table:formula="of:=IF(OR([.J$10]&lt;[.$B48];[.J$10]&gt;[.$C48]);0;IF(MOD([.J$10]-[.$B48]; [.$D48]) = 0; [.$E48]; 0))" office:value-type="float" office:value="0" calcext:value-type="float">
            <text:p>0</text:p>
          </table:table-cell>
          <table:table-cell table:formula="of:=IF(OR([.K$10]&lt;[.$B48];[.K$10]&gt;[.$C48]);0;IF(MOD([.K$10]-[.$B48]; [.$D48]) = 0; [.$E48]; 0))" office:value-type="float" office:value="0" calcext:value-type="float">
            <text:p>0</text:p>
          </table:table-cell>
          <table:table-cell table:formula="of:=IF(OR([.L$10]&lt;[.$B48];[.L$10]&gt;[.$C48]);0;IF(MOD([.L$10]-[.$B48]; [.$D48]) = 0; [.$E48]; 0))" office:value-type="float" office:value="0" calcext:value-type="float">
            <text:p>0</text:p>
          </table:table-cell>
          <table:table-cell table:formula="of:=IF(OR([.M$10]&lt;[.$B48];[.M$10]&gt;[.$C48]);0;IF(MOD([.M$10]-[.$B48]; [.$D48]) = 0; [.$E48]; 0))" office:value-type="float" office:value="0" calcext:value-type="float">
            <text:p>0</text:p>
          </table:table-cell>
          <table:table-cell table:formula="of:=IF(OR([.N$10]&lt;[.$B48];[.N$10]&gt;[.$C48]);0;IF(MOD([.N$10]-[.$B48]; [.$D48]) = 0; [.$E48]; 0))" office:value-type="float" office:value="0" calcext:value-type="float">
            <text:p>0</text:p>
          </table:table-cell>
          <table:table-cell table:formula="of:=IF(OR([.O$10]&lt;[.$B48];[.O$10]&gt;[.$C48]);0;IF(MOD([.O$10]-[.$B48]; [.$D48]) = 0; [.$E48]; 0))" office:value-type="float" office:value="0" calcext:value-type="float">
            <text:p>0</text:p>
          </table:table-cell>
          <table:table-cell table:formula="of:=IF(OR([.P$10]&lt;[.$B48];[.P$10]&gt;[.$C48]);0;IF(MOD([.P$10]-[.$B48]; [.$D48]) = 0; [.$E48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49];[.G$10]&gt;[.$C49]);0;IF(MOD([.G$10]-[.$B49]; [.$D49]) = 0; [.$E49]; 0))" office:value-type="float" office:value="0" calcext:value-type="float">
            <text:p>0</text:p>
          </table:table-cell>
          <table:table-cell table:formula="of:=IF(OR([.H$10]&lt;[.$B49];[.H$10]&gt;[.$C49]);0;IF(MOD([.H$10]-[.$B49]; [.$D49]) = 0; [.$E49]; 0))" office:value-type="float" office:value="0" calcext:value-type="float">
            <text:p>0</text:p>
          </table:table-cell>
          <table:table-cell table:formula="of:=IF(OR([.I$10]&lt;[.$B49];[.I$10]&gt;[.$C49]);0;IF(MOD([.I$10]-[.$B49]; [.$D49]) = 0; [.$E49]; 0))" office:value-type="float" office:value="0" calcext:value-type="float">
            <text:p>0</text:p>
          </table:table-cell>
          <table:table-cell table:formula="of:=IF(OR([.J$10]&lt;[.$B49];[.J$10]&gt;[.$C49]);0;IF(MOD([.J$10]-[.$B49]; [.$D49]) = 0; [.$E49]; 0))" office:value-type="float" office:value="0" calcext:value-type="float">
            <text:p>0</text:p>
          </table:table-cell>
          <table:table-cell table:formula="of:=IF(OR([.K$10]&lt;[.$B49];[.K$10]&gt;[.$C49]);0;IF(MOD([.K$10]-[.$B49]; [.$D49]) = 0; [.$E49]; 0))" office:value-type="float" office:value="0" calcext:value-type="float">
            <text:p>0</text:p>
          </table:table-cell>
          <table:table-cell table:formula="of:=IF(OR([.L$10]&lt;[.$B49];[.L$10]&gt;[.$C49]);0;IF(MOD([.L$10]-[.$B49]; [.$D49]) = 0; [.$E49]; 0))" office:value-type="float" office:value="0" calcext:value-type="float">
            <text:p>0</text:p>
          </table:table-cell>
          <table:table-cell table:formula="of:=IF(OR([.M$10]&lt;[.$B49];[.M$10]&gt;[.$C49]);0;IF(MOD([.M$10]-[.$B49]; [.$D49]) = 0; [.$E49]; 0))" office:value-type="float" office:value="0" calcext:value-type="float">
            <text:p>0</text:p>
          </table:table-cell>
          <table:table-cell table:formula="of:=IF(OR([.N$10]&lt;[.$B49];[.N$10]&gt;[.$C49]);0;IF(MOD([.N$10]-[.$B49]; [.$D49]) = 0; [.$E49]; 0))" office:value-type="float" office:value="0" calcext:value-type="float">
            <text:p>0</text:p>
          </table:table-cell>
          <table:table-cell table:formula="of:=IF(OR([.O$10]&lt;[.$B49];[.O$10]&gt;[.$C49]);0;IF(MOD([.O$10]-[.$B49]; [.$D49]) = 0; [.$E49]; 0))" office:value-type="float" office:value="0" calcext:value-type="float">
            <text:p>0</text:p>
          </table:table-cell>
          <table:table-cell table:formula="of:=IF(OR([.P$10]&lt;[.$B49];[.P$10]&gt;[.$C49]);0;IF(MOD([.P$10]-[.$B49]; [.$D49]) = 0; [.$E49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0];[.G$10]&gt;[.$C50]);0;IF(MOD([.G$10]-[.$B50]; [.$D50]) = 0; [.$E50]; 0))" office:value-type="float" office:value="0" calcext:value-type="float">
            <text:p>0</text:p>
          </table:table-cell>
          <table:table-cell table:formula="of:=IF(OR([.H$10]&lt;[.$B50];[.H$10]&gt;[.$C50]);0;IF(MOD([.H$10]-[.$B50]; [.$D50]) = 0; [.$E50]; 0))" office:value-type="float" office:value="0" calcext:value-type="float">
            <text:p>0</text:p>
          </table:table-cell>
          <table:table-cell table:formula="of:=IF(OR([.I$10]&lt;[.$B50];[.I$10]&gt;[.$C50]);0;IF(MOD([.I$10]-[.$B50]; [.$D50]) = 0; [.$E50]; 0))" office:value-type="float" office:value="0" calcext:value-type="float">
            <text:p>0</text:p>
          </table:table-cell>
          <table:table-cell table:formula="of:=IF(OR([.J$10]&lt;[.$B50];[.J$10]&gt;[.$C50]);0;IF(MOD([.J$10]-[.$B50]; [.$D50]) = 0; [.$E50]; 0))" office:value-type="float" office:value="0" calcext:value-type="float">
            <text:p>0</text:p>
          </table:table-cell>
          <table:table-cell table:formula="of:=IF(OR([.K$10]&lt;[.$B50];[.K$10]&gt;[.$C50]);0;IF(MOD([.K$10]-[.$B50]; [.$D50]) = 0; [.$E50]; 0))" office:value-type="float" office:value="0" calcext:value-type="float">
            <text:p>0</text:p>
          </table:table-cell>
          <table:table-cell table:formula="of:=IF(OR([.L$10]&lt;[.$B50];[.L$10]&gt;[.$C50]);0;IF(MOD([.L$10]-[.$B50]; [.$D50]) = 0; [.$E50]; 0))" office:value-type="float" office:value="0" calcext:value-type="float">
            <text:p>0</text:p>
          </table:table-cell>
          <table:table-cell table:formula="of:=IF(OR([.M$10]&lt;[.$B50];[.M$10]&gt;[.$C50]);0;IF(MOD([.M$10]-[.$B50]; [.$D50]) = 0; [.$E50]; 0))" office:value-type="float" office:value="0" calcext:value-type="float">
            <text:p>0</text:p>
          </table:table-cell>
          <table:table-cell table:formula="of:=IF(OR([.N$10]&lt;[.$B50];[.N$10]&gt;[.$C50]);0;IF(MOD([.N$10]-[.$B50]; [.$D50]) = 0; [.$E50]; 0))" office:value-type="float" office:value="0" calcext:value-type="float">
            <text:p>0</text:p>
          </table:table-cell>
          <table:table-cell table:formula="of:=IF(OR([.O$10]&lt;[.$B50];[.O$10]&gt;[.$C50]);0;IF(MOD([.O$10]-[.$B50]; [.$D50]) = 0; [.$E50]; 0))" office:value-type="float" office:value="0" calcext:value-type="float">
            <text:p>0</text:p>
          </table:table-cell>
          <table:table-cell table:formula="of:=IF(OR([.P$10]&lt;[.$B50];[.P$10]&gt;[.$C50]);0;IF(MOD([.P$10]-[.$B50]; [.$D50]) = 0; [.$E50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1];[.G$10]&gt;[.$C51]);0;IF(MOD([.G$10]-[.$B51]; [.$D51]) = 0; [.$E51]; 0))" office:value-type="float" office:value="0" calcext:value-type="float">
            <text:p>0</text:p>
          </table:table-cell>
          <table:table-cell table:formula="of:=IF(OR([.H$10]&lt;[.$B51];[.H$10]&gt;[.$C51]);0;IF(MOD([.H$10]-[.$B51]; [.$D51]) = 0; [.$E51]; 0))" office:value-type="float" office:value="0" calcext:value-type="float">
            <text:p>0</text:p>
          </table:table-cell>
          <table:table-cell table:formula="of:=IF(OR([.I$10]&lt;[.$B51];[.I$10]&gt;[.$C51]);0;IF(MOD([.I$10]-[.$B51]; [.$D51]) = 0; [.$E51]; 0))" office:value-type="float" office:value="0" calcext:value-type="float">
            <text:p>0</text:p>
          </table:table-cell>
          <table:table-cell table:formula="of:=IF(OR([.J$10]&lt;[.$B51];[.J$10]&gt;[.$C51]);0;IF(MOD([.J$10]-[.$B51]; [.$D51]) = 0; [.$E51]; 0))" office:value-type="float" office:value="0" calcext:value-type="float">
            <text:p>0</text:p>
          </table:table-cell>
          <table:table-cell table:formula="of:=IF(OR([.K$10]&lt;[.$B51];[.K$10]&gt;[.$C51]);0;IF(MOD([.K$10]-[.$B51]; [.$D51]) = 0; [.$E51]; 0))" office:value-type="float" office:value="0" calcext:value-type="float">
            <text:p>0</text:p>
          </table:table-cell>
          <table:table-cell table:formula="of:=IF(OR([.L$10]&lt;[.$B51];[.L$10]&gt;[.$C51]);0;IF(MOD([.L$10]-[.$B51]; [.$D51]) = 0; [.$E51]; 0))" office:value-type="float" office:value="0" calcext:value-type="float">
            <text:p>0</text:p>
          </table:table-cell>
          <table:table-cell table:formula="of:=IF(OR([.M$10]&lt;[.$B51];[.M$10]&gt;[.$C51]);0;IF(MOD([.M$10]-[.$B51]; [.$D51]) = 0; [.$E51]; 0))" office:value-type="float" office:value="0" calcext:value-type="float">
            <text:p>0</text:p>
          </table:table-cell>
          <table:table-cell table:formula="of:=IF(OR([.N$10]&lt;[.$B51];[.N$10]&gt;[.$C51]);0;IF(MOD([.N$10]-[.$B51]; [.$D51]) = 0; [.$E51]; 0))" office:value-type="float" office:value="0" calcext:value-type="float">
            <text:p>0</text:p>
          </table:table-cell>
          <table:table-cell table:formula="of:=IF(OR([.O$10]&lt;[.$B51];[.O$10]&gt;[.$C51]);0;IF(MOD([.O$10]-[.$B51]; [.$D51]) = 0; [.$E51]; 0))" office:value-type="float" office:value="0" calcext:value-type="float">
            <text:p>0</text:p>
          </table:table-cell>
          <table:table-cell table:formula="of:=IF(OR([.P$10]&lt;[.$B51];[.P$10]&gt;[.$C51]);0;IF(MOD([.P$10]-[.$B51]; [.$D51]) = 0; [.$E51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0]&lt;[.$B52];[.G$10]&gt;[.$C52]);0;IF(MOD([.G$10]-[.$B52]; [.$D52]) = 0; [.$E52]; 0))" office:value-type="float" office:value="0" calcext:value-type="float">
            <text:p>0</text:p>
          </table:table-cell>
          <table:table-cell table:formula="of:=IF(OR([.H$10]&lt;[.$B52];[.H$10]&gt;[.$C52]);0;IF(MOD([.H$10]-[.$B52]; [.$D52]) = 0; [.$E52]; 0))" office:value-type="float" office:value="0" calcext:value-type="float">
            <text:p>0</text:p>
          </table:table-cell>
          <table:table-cell table:formula="of:=IF(OR([.I$10]&lt;[.$B52];[.I$10]&gt;[.$C52]);0;IF(MOD([.I$10]-[.$B52]; [.$D52]) = 0; [.$E52]; 0))" office:value-type="float" office:value="0" calcext:value-type="float">
            <text:p>0</text:p>
          </table:table-cell>
          <table:table-cell table:formula="of:=IF(OR([.J$10]&lt;[.$B52];[.J$10]&gt;[.$C52]);0;IF(MOD([.J$10]-[.$B52]; [.$D52]) = 0; [.$E52]; 0))" office:value-type="float" office:value="0" calcext:value-type="float">
            <text:p>0</text:p>
          </table:table-cell>
          <table:table-cell table:formula="of:=IF(OR([.K$10]&lt;[.$B52];[.K$10]&gt;[.$C52]);0;IF(MOD([.K$10]-[.$B52]; [.$D52]) = 0; [.$E52]; 0))" office:value-type="float" office:value="0" calcext:value-type="float">
            <text:p>0</text:p>
          </table:table-cell>
          <table:table-cell table:formula="of:=IF(OR([.L$10]&lt;[.$B52];[.L$10]&gt;[.$C52]);0;IF(MOD([.L$10]-[.$B52]; [.$D52]) = 0; [.$E52]; 0))" office:value-type="float" office:value="0" calcext:value-type="float">
            <text:p>0</text:p>
          </table:table-cell>
          <table:table-cell table:formula="of:=IF(OR([.M$10]&lt;[.$B52];[.M$10]&gt;[.$C52]);0;IF(MOD([.M$10]-[.$B52]; [.$D52]) = 0; [.$E52]; 0))" office:value-type="float" office:value="0" calcext:value-type="float">
            <text:p>0</text:p>
          </table:table-cell>
          <table:table-cell table:formula="of:=IF(OR([.N$10]&lt;[.$B52];[.N$10]&gt;[.$C52]);0;IF(MOD([.N$10]-[.$B52]; [.$D52]) = 0; [.$E52]; 0))" office:value-type="float" office:value="0" calcext:value-type="float">
            <text:p>0</text:p>
          </table:table-cell>
          <table:table-cell table:formula="of:=IF(OR([.O$10]&lt;[.$B52];[.O$10]&gt;[.$C52]);0;IF(MOD([.O$10]-[.$B52]; [.$D52]) = 0; [.$E52]; 0))" office:value-type="float" office:value="0" calcext:value-type="float">
            <text:p>0</text:p>
          </table:table-cell>
          <table:table-cell table:formula="of:=IF(OR([.P$10]&lt;[.$B52];[.P$10]&gt;[.$C52]);0;IF(MOD([.P$10]-[.$B52]; [.$D52]) = 0; [.$E52]; 0))" office:value-type="float" office:value="0" calcext:value-type="float">
            <text:p>0</text:p>
          </table:table-cell>
        </table:table-row>
        <table:table-row table:style-name="ro1" table:number-rows-repeated="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8:40:14.711324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2T08:54:12.747486376</dc:date>
    <meta:editing-duration>PT2H22M52S</meta:editing-duration>
    <meta:editing-cycles>6</meta:editing-cycles>
    <meta:generator>LibreOffice/4.3.7.2$Linux_X86_64 LibreOffice_project/430$Build-2</meta:generator>
    <meta:document-statistic meta:table-count="1" meta:cell-count="506" meta:object-count="0"/>
  </office:meta>
</office:document-meta>
</file>